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Required xp</text:p>
          </table:table-cell>
          <table:table-cell office:value-type="string">
            <text:p>Min per kill</text:p>
          </table:table-cell>
          <table:table-cell office:value-type="string">
            <text:p>Max per kill</text:p>
          </table:table-cell>
          <table:table-cell office:value-type="string">
            <text:p>Min kills</text:p>
          </table:table-cell>
          <table:table-cell office:value-type="string">
            <text:p>Max kills</text:p>
          </table:table-cell>
          <table:table-cell office:value-type="string">
            <text:p>Min total</text:p>
          </table:table-cell>
          <table:table-cell office:value-type="string">
            <text:p>Max total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formula="of:=ROUNDDOWN(100*([.$L$3]^([.A2]-1)))" office:value-type="float" office:value="100">
            <text:p>100</text:p>
          </table:table-cell>
          <table:table-cell table:formula="of:=ROUNDDOWN([.$M$3]+([.$J$3]*[.$A2]))" office:value-type="float" office:value="24">
            <text:p>24</text:p>
          </table:table-cell>
          <table:table-cell table:formula="of:=ROUNDDOWN([.$M$3]+([.$K$3]*[.$A2]))" office:value-type="float" office:value="25">
            <text:p>25</text:p>
          </table:table-cell>
          <table:table-cell table:formula="of:=ROUNDUP([.B2]/[.D2])" office:value-type="float" office:value="4">
            <text:p>4</text:p>
          </table:table-cell>
          <table:table-cell table:formula="of:=ROUNDUP([.B2]/[.C2])" office:value-type="float" office:value="5">
            <text:p>5</text:p>
          </table:table-cell>
          <table:table-cell table:formula="of:=[.E2]" office:value-type="float" office:value="4">
            <text:p>4</text:p>
          </table:table-cell>
          <table:table-cell table:formula="of:=[.F2]" office:value-type="float" office:value="5">
            <text:p>5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XP Exponent</text:p>
          </table:table-cell>
          <table:table-cell office:value-type="string">
            <text:p>Base XP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ROUNDDOWN(100*([.$L$3]^([.A3]-1)))" office:value-type="float" office:value="111">
            <text:p>111</text:p>
          </table:table-cell>
          <table:table-cell table:formula="of:=ROUNDDOWN([.$M$3]+([.$J$3]*[.$A3]))" office:value-type="float" office:value="28">
            <text:p>28</text:p>
          </table:table-cell>
          <table:table-cell table:formula="of:=ROUNDDOWN([.$M$3]+([.$K$3]*[.$A3]))" office:value-type="float" office:value="30">
            <text:p>30</text:p>
          </table:table-cell>
          <table:table-cell table:formula="of:=ROUNDUP([.B3]/[.D3])" office:value-type="float" office:value="4">
            <text:p>4</text:p>
          </table:table-cell>
          <table:table-cell table:formula="of:=ROUNDUP([.B3]/[.C3])" office:value-type="float" office:value="4">
            <text:p>4</text:p>
          </table:table-cell>
          <table:table-cell table:formula="of:=[.G2]+[.E3]" office:value-type="float" office:value="8">
            <text:p>8</text:p>
          </table:table-cell>
          <table:table-cell table:formula="of:=[.H2]+[.F3]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.116">
            <text:p>1.11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ROUNDDOWN(100*([.$L$3]^([.A4]-1)))" office:value-type="float" office:value="124">
            <text:p>124</text:p>
          </table:table-cell>
          <table:table-cell table:formula="of:=ROUNDDOWN([.$M$3]+([.$J$3]*[.$A4]))" office:value-type="float" office:value="32">
            <text:p>32</text:p>
          </table:table-cell>
          <table:table-cell table:formula="of:=ROUNDDOWN([.$M$3]+([.$K$3]*[.$A4]))" office:value-type="float" office:value="35">
            <text:p>35</text:p>
          </table:table-cell>
          <table:table-cell table:formula="of:=ROUNDUP([.B4]/[.D4])" office:value-type="float" office:value="4">
            <text:p>4</text:p>
          </table:table-cell>
          <table:table-cell table:formula="of:=ROUNDUP([.B4]/[.C4])" office:value-type="float" office:value="4">
            <text:p>4</text:p>
          </table:table-cell>
          <table:table-cell table:formula="of:=[.G3]+[.E4]" office:value-type="float" office:value="12">
            <text:p>12</text:p>
          </table:table-cell>
          <table:table-cell table:formula="of:=[.H3]+[.F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formula="of:=ROUNDDOWN(100*([.$L$3]^([.A5]-1)))" office:value-type="float" office:value="138">
            <text:p>138</text:p>
          </table:table-cell>
          <table:table-cell table:formula="of:=ROUNDDOWN([.$M$3]+([.$J$3]*[.$A5]))" office:value-type="float" office:value="36">
            <text:p>36</text:p>
          </table:table-cell>
          <table:table-cell table:formula="of:=ROUNDDOWN([.$M$3]+([.$K$3]*[.$A5]))" office:value-type="float" office:value="40">
            <text:p>40</text:p>
          </table:table-cell>
          <table:table-cell table:formula="of:=ROUNDUP([.B5]/[.D5])" office:value-type="float" office:value="4">
            <text:p>4</text:p>
          </table:table-cell>
          <table:table-cell table:formula="of:=ROUNDUP([.B5]/[.C5])" office:value-type="float" office:value="4">
            <text:p>4</text:p>
          </table:table-cell>
          <table:table-cell table:formula="of:=[.G4]+[.E5]" office:value-type="float" office:value="16">
            <text:p>16</text:p>
          </table:table-cell>
          <table:table-cell table:formula="of:=[.H4]+[.F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formula="of:=ROUNDDOWN(100*([.$L$3]^([.A6]-1)))" office:value-type="float" office:value="155">
            <text:p>155</text:p>
          </table:table-cell>
          <table:table-cell table:formula="of:=ROUNDDOWN([.$M$3]+([.$J$3]*[.$A6]))" office:value-type="float" office:value="40">
            <text:p>40</text:p>
          </table:table-cell>
          <table:table-cell table:formula="of:=ROUNDDOWN([.$M$3]+([.$K$3]*[.$A6]))" office:value-type="float" office:value="45">
            <text:p>45</text:p>
          </table:table-cell>
          <table:table-cell table:formula="of:=ROUNDUP([.B6]/[.D6])" office:value-type="float" office:value="4">
            <text:p>4</text:p>
          </table:table-cell>
          <table:table-cell table:formula="of:=ROUNDUP([.B6]/[.C6])" office:value-type="float" office:value="4">
            <text:p>4</text:p>
          </table:table-cell>
          <table:table-cell table:formula="of:=[.G5]+[.E6]" office:value-type="float" office:value="20">
            <text:p>20</text:p>
          </table:table-cell>
          <table:table-cell table:formula="of:=[.H5]+[.F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formula="of:=ROUNDDOWN(100*([.$L$3]^([.A7]-1)))" office:value-type="float" office:value="173">
            <text:p>173</text:p>
          </table:table-cell>
          <table:table-cell table:formula="of:=ROUNDDOWN([.$M$3]+([.$J$3]*[.$A7]))" office:value-type="float" office:value="44">
            <text:p>44</text:p>
          </table:table-cell>
          <table:table-cell table:formula="of:=ROUNDDOWN([.$M$3]+([.$K$3]*[.$A7]))" office:value-type="float" office:value="50">
            <text:p>50</text:p>
          </table:table-cell>
          <table:table-cell table:formula="of:=ROUNDUP([.B7]/[.D7])" office:value-type="float" office:value="4">
            <text:p>4</text:p>
          </table:table-cell>
          <table:table-cell table:formula="of:=ROUNDUP([.B7]/[.C7])" office:value-type="float" office:value="4">
            <text:p>4</text:p>
          </table:table-cell>
          <table:table-cell table:formula="of:=[.G6]+[.E7]" office:value-type="float" office:value="24">
            <text:p>24</text:p>
          </table:table-cell>
          <table:table-cell table:formula="of:=[.H6]+[.F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formula="of:=ROUNDDOWN(100*([.$L$3]^([.A8]-1)))" office:value-type="float" office:value="193">
            <text:p>193</text:p>
          </table:table-cell>
          <table:table-cell table:formula="of:=ROUNDDOWN([.$M$3]+([.$J$3]*[.$A8]))" office:value-type="float" office:value="48">
            <text:p>48</text:p>
          </table:table-cell>
          <table:table-cell table:formula="of:=ROUNDDOWN([.$M$3]+([.$K$3]*[.$A8]))" office:value-type="float" office:value="55">
            <text:p>55</text:p>
          </table:table-cell>
          <table:table-cell table:formula="of:=ROUNDUP([.B8]/[.D8])" office:value-type="float" office:value="4">
            <text:p>4</text:p>
          </table:table-cell>
          <table:table-cell table:formula="of:=ROUNDUP([.B8]/[.C8])" office:value-type="float" office:value="5">
            <text:p>5</text:p>
          </table:table-cell>
          <table:table-cell table:formula="of:=[.G7]+[.E8]" office:value-type="float" office:value="28">
            <text:p>28</text:p>
          </table:table-cell>
          <table:table-cell table:formula="of:=[.H7]+[.F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formula="of:=ROUNDDOWN(100*([.$L$3]^([.A9]-1)))" office:value-type="float" office:value="215">
            <text:p>215</text:p>
          </table:table-cell>
          <table:table-cell table:formula="of:=ROUNDDOWN([.$M$3]+([.$J$3]*[.$A9]))" office:value-type="float" office:value="52">
            <text:p>52</text:p>
          </table:table-cell>
          <table:table-cell table:formula="of:=ROUNDDOWN([.$M$3]+([.$K$3]*[.$A9]))" office:value-type="float" office:value="60">
            <text:p>60</text:p>
          </table:table-cell>
          <table:table-cell table:formula="of:=ROUNDUP([.B9]/[.D9])" office:value-type="float" office:value="4">
            <text:p>4</text:p>
          </table:table-cell>
          <table:table-cell table:formula="of:=ROUNDUP([.B9]/[.C9])" office:value-type="float" office:value="5">
            <text:p>5</text:p>
          </table:table-cell>
          <table:table-cell table:formula="of:=[.G8]+[.E9]" office:value-type="float" office:value="32">
            <text:p>32</text:p>
          </table:table-cell>
          <table:table-cell table:formula="of:=[.H8]+[.F9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formula="of:=ROUNDDOWN(100*([.$L$3]^([.A10]-1)))" office:value-type="float" office:value="240">
            <text:p>240</text:p>
          </table:table-cell>
          <table:table-cell table:formula="of:=ROUNDDOWN([.$M$3]+([.$J$3]*[.$A10]))" office:value-type="float" office:value="56">
            <text:p>56</text:p>
          </table:table-cell>
          <table:table-cell table:formula="of:=ROUNDDOWN([.$M$3]+([.$K$3]*[.$A10]))" office:value-type="float" office:value="65">
            <text:p>65</text:p>
          </table:table-cell>
          <table:table-cell table:formula="of:=ROUNDUP([.B10]/[.D10])" office:value-type="float" office:value="4">
            <text:p>4</text:p>
          </table:table-cell>
          <table:table-cell table:formula="of:=ROUNDUP([.B10]/[.C10])" office:value-type="float" office:value="5">
            <text:p>5</text:p>
          </table:table-cell>
          <table:table-cell table:formula="of:=[.G9]+[.E10]" office:value-type="float" office:value="36">
            <text:p>36</text:p>
          </table:table-cell>
          <table:table-cell table:formula="of:=[.H9]+[.F10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formula="of:=ROUNDDOWN(100*([.$L$3]^([.A11]-1)))" office:value-type="float" office:value="268">
            <text:p>268</text:p>
          </table:table-cell>
          <table:table-cell table:formula="of:=ROUNDDOWN([.$M$3]+([.$J$3]*[.$A11]))" office:value-type="float" office:value="60">
            <text:p>60</text:p>
          </table:table-cell>
          <table:table-cell table:formula="of:=ROUNDDOWN([.$M$3]+([.$K$3]*[.$A11]))" office:value-type="float" office:value="70">
            <text:p>70</text:p>
          </table:table-cell>
          <table:table-cell table:formula="of:=ROUNDUP([.B11]/[.D11])" office:value-type="float" office:value="4">
            <text:p>4</text:p>
          </table:table-cell>
          <table:table-cell table:formula="of:=ROUNDUP([.B11]/[.C11])" office:value-type="float" office:value="5">
            <text:p>5</text:p>
          </table:table-cell>
          <table:table-cell table:formula="of:=[.G10]+[.E11]" office:value-type="float" office:value="40">
            <text:p>40</text:p>
          </table:table-cell>
          <table:table-cell table:formula="of:=[.H10]+[.F11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formula="of:=ROUNDDOWN(100*([.$L$3]^([.A12]-1)))" office:value-type="float" office:value="299">
            <text:p>299</text:p>
          </table:table-cell>
          <table:table-cell table:formula="of:=ROUNDDOWN([.$M$3]+([.$J$3]*[.$A12]))" office:value-type="float" office:value="64">
            <text:p>64</text:p>
          </table:table-cell>
          <table:table-cell table:formula="of:=ROUNDDOWN([.$M$3]+([.$K$3]*[.$A12]))" office:value-type="float" office:value="75">
            <text:p>75</text:p>
          </table:table-cell>
          <table:table-cell table:formula="of:=ROUNDUP([.B12]/[.D12])" office:value-type="float" office:value="4">
            <text:p>4</text:p>
          </table:table-cell>
          <table:table-cell table:formula="of:=ROUNDUP([.B12]/[.C12])" office:value-type="float" office:value="5">
            <text:p>5</text:p>
          </table:table-cell>
          <table:table-cell table:formula="of:=[.G11]+[.E12]" office:value-type="float" office:value="44">
            <text:p>44</text:p>
          </table:table-cell>
          <table:table-cell table:formula="of:=[.H11]+[.F12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formula="of:=ROUNDDOWN(100*([.$L$3]^([.A13]-1)))" office:value-type="float" office:value="334">
            <text:p>334</text:p>
          </table:table-cell>
          <table:table-cell table:formula="of:=ROUNDDOWN([.$M$3]+([.$J$3]*[.$A13]))" office:value-type="float" office:value="68">
            <text:p>68</text:p>
          </table:table-cell>
          <table:table-cell table:formula="of:=ROUNDDOWN([.$M$3]+([.$K$3]*[.$A13]))" office:value-type="float" office:value="80">
            <text:p>80</text:p>
          </table:table-cell>
          <table:table-cell table:formula="of:=ROUNDUP([.B13]/[.D13])" office:value-type="float" office:value="5">
            <text:p>5</text:p>
          </table:table-cell>
          <table:table-cell table:formula="of:=ROUNDUP([.B13]/[.C13])" office:value-type="float" office:value="5">
            <text:p>5</text:p>
          </table:table-cell>
          <table:table-cell table:formula="of:=[.G12]+[.E13]" office:value-type="float" office:value="49">
            <text:p>49</text:p>
          </table:table-cell>
          <table:table-cell table:formula="of:=[.H12]+[.F13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formula="of:=ROUNDDOWN(100*([.$L$3]^([.A14]-1)))" office:value-type="float" office:value="373">
            <text:p>373</text:p>
          </table:table-cell>
          <table:table-cell table:formula="of:=ROUNDDOWN([.$M$3]+([.$J$3]*[.$A14]))" office:value-type="float" office:value="72">
            <text:p>72</text:p>
          </table:table-cell>
          <table:table-cell table:formula="of:=ROUNDDOWN([.$M$3]+([.$K$3]*[.$A14]))" office:value-type="float" office:value="85">
            <text:p>85</text:p>
          </table:table-cell>
          <table:table-cell table:formula="of:=ROUNDUP([.B14]/[.D14])" office:value-type="float" office:value="5">
            <text:p>5</text:p>
          </table:table-cell>
          <table:table-cell table:formula="of:=ROUNDUP([.B14]/[.C14])" office:value-type="float" office:value="6">
            <text:p>6</text:p>
          </table:table-cell>
          <table:table-cell table:formula="of:=[.G13]+[.E14]" office:value-type="float" office:value="54">
            <text:p>54</text:p>
          </table:table-cell>
          <table:table-cell table:formula="of:=[.H13]+[.F14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formula="of:=ROUNDDOWN(100*([.$L$3]^([.A15]-1)))" office:value-type="float" office:value="416">
            <text:p>416</text:p>
          </table:table-cell>
          <table:table-cell table:formula="of:=ROUNDDOWN([.$M$3]+([.$J$3]*[.$A15]))" office:value-type="float" office:value="76">
            <text:p>76</text:p>
          </table:table-cell>
          <table:table-cell table:formula="of:=ROUNDDOWN([.$M$3]+([.$K$3]*[.$A15]))" office:value-type="float" office:value="90">
            <text:p>90</text:p>
          </table:table-cell>
          <table:table-cell table:formula="of:=ROUNDUP([.B15]/[.D15])" office:value-type="float" office:value="5">
            <text:p>5</text:p>
          </table:table-cell>
          <table:table-cell table:formula="of:=ROUNDUP([.B15]/[.C15])" office:value-type="float" office:value="6">
            <text:p>6</text:p>
          </table:table-cell>
          <table:table-cell table:formula="of:=[.G14]+[.E15]" office:value-type="float" office:value="59">
            <text:p>59</text:p>
          </table:table-cell>
          <table:table-cell table:formula="of:=[.H14]+[.F15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formula="of:=ROUNDDOWN(100*([.$L$3]^([.A16]-1)))" office:value-type="float" office:value="464">
            <text:p>464</text:p>
          </table:table-cell>
          <table:table-cell table:formula="of:=ROUNDDOWN([.$M$3]+([.$J$3]*[.$A16]))" office:value-type="float" office:value="80">
            <text:p>80</text:p>
          </table:table-cell>
          <table:table-cell table:formula="of:=ROUNDDOWN([.$M$3]+([.$K$3]*[.$A16]))" office:value-type="float" office:value="95">
            <text:p>95</text:p>
          </table:table-cell>
          <table:table-cell table:formula="of:=ROUNDUP([.B16]/[.D16])" office:value-type="float" office:value="5">
            <text:p>5</text:p>
          </table:table-cell>
          <table:table-cell table:formula="of:=ROUNDUP([.B16]/[.C16])" office:value-type="float" office:value="6">
            <text:p>6</text:p>
          </table:table-cell>
          <table:table-cell table:formula="of:=[.G15]+[.E16]" office:value-type="float" office:value="64">
            <text:p>64</text:p>
          </table:table-cell>
          <table:table-cell table:formula="of:=[.H15]+[.F16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formula="of:=ROUNDDOWN(100*([.$L$3]^([.A17]-1)))" office:value-type="float" office:value="518">
            <text:p>518</text:p>
          </table:table-cell>
          <table:table-cell table:formula="of:=ROUNDDOWN([.$M$3]+([.$J$3]*[.$A17]))" office:value-type="float" office:value="84">
            <text:p>84</text:p>
          </table:table-cell>
          <table:table-cell table:formula="of:=ROUNDDOWN([.$M$3]+([.$K$3]*[.$A17]))" office:value-type="float" office:value="100">
            <text:p>100</text:p>
          </table:table-cell>
          <table:table-cell table:formula="of:=ROUNDUP([.B17]/[.D17])" office:value-type="float" office:value="6">
            <text:p>6</text:p>
          </table:table-cell>
          <table:table-cell table:formula="of:=ROUNDUP([.B17]/[.C17])" office:value-type="float" office:value="7">
            <text:p>7</text:p>
          </table:table-cell>
          <table:table-cell table:formula="of:=[.G16]+[.E17]" office:value-type="float" office:value="70">
            <text:p>70</text:p>
          </table:table-cell>
          <table:table-cell table:formula="of:=[.H16]+[.F17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table:formula="of:=ROUNDDOWN(100*([.$L$3]^([.A18]-1)))" office:value-type="float" office:value="578">
            <text:p>578</text:p>
          </table:table-cell>
          <table:table-cell table:formula="of:=ROUNDDOWN([.$M$3]+([.$J$3]*[.$A18]))" office:value-type="float" office:value="88">
            <text:p>88</text:p>
          </table:table-cell>
          <table:table-cell table:formula="of:=ROUNDDOWN([.$M$3]+([.$K$3]*[.$A18]))" office:value-type="float" office:value="105">
            <text:p>105</text:p>
          </table:table-cell>
          <table:table-cell table:formula="of:=ROUNDUP([.B18]/[.D18])" office:value-type="float" office:value="6">
            <text:p>6</text:p>
          </table:table-cell>
          <table:table-cell table:formula="of:=ROUNDUP([.B18]/[.C18])" office:value-type="float" office:value="7">
            <text:p>7</text:p>
          </table:table-cell>
          <table:table-cell table:formula="of:=[.G17]+[.E18]" office:value-type="float" office:value="76">
            <text:p>76</text:p>
          </table:table-cell>
          <table:table-cell table:formula="of:=[.H17]+[.F18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table:formula="of:=ROUNDDOWN(100*([.$L$3]^([.A19]-1)))" office:value-type="float" office:value="646">
            <text:p>646</text:p>
          </table:table-cell>
          <table:table-cell table:formula="of:=ROUNDDOWN([.$M$3]+([.$J$3]*[.$A19]))" office:value-type="float" office:value="92">
            <text:p>92</text:p>
          </table:table-cell>
          <table:table-cell table:formula="of:=ROUNDDOWN([.$M$3]+([.$K$3]*[.$A19]))" office:value-type="float" office:value="110">
            <text:p>110</text:p>
          </table:table-cell>
          <table:table-cell table:formula="of:=ROUNDUP([.B19]/[.D19])" office:value-type="float" office:value="6">
            <text:p>6</text:p>
          </table:table-cell>
          <table:table-cell table:formula="of:=ROUNDUP([.B19]/[.C19])" office:value-type="float" office:value="8">
            <text:p>8</text:p>
          </table:table-cell>
          <table:table-cell table:formula="of:=[.G18]+[.E19]" office:value-type="float" office:value="82">
            <text:p>82</text:p>
          </table:table-cell>
          <table:table-cell table:formula="of:=[.H18]+[.F19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formula="of:=ROUNDDOWN(100*([.$L$3]^([.A20]-1)))" office:value-type="float" office:value="721">
            <text:p>721</text:p>
          </table:table-cell>
          <table:table-cell table:formula="of:=ROUNDDOWN([.$M$3]+([.$J$3]*[.$A20]))" office:value-type="float" office:value="96">
            <text:p>96</text:p>
          </table:table-cell>
          <table:table-cell table:formula="of:=ROUNDDOWN([.$M$3]+([.$K$3]*[.$A20]))" office:value-type="float" office:value="115">
            <text:p>115</text:p>
          </table:table-cell>
          <table:table-cell table:formula="of:=ROUNDUP([.B20]/[.D20])" office:value-type="float" office:value="7">
            <text:p>7</text:p>
          </table:table-cell>
          <table:table-cell table:formula="of:=ROUNDUP([.B20]/[.C20])" office:value-type="float" office:value="8">
            <text:p>8</text:p>
          </table:table-cell>
          <table:table-cell table:formula="of:=[.G19]+[.E20]" office:value-type="float" office:value="89">
            <text:p>89</text:p>
          </table:table-cell>
          <table:table-cell table:formula="of:=[.H19]+[.F20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formula="of:=ROUNDDOWN(100*([.$L$3]^([.A21]-1)))" office:value-type="float" office:value="804">
            <text:p>804</text:p>
          </table:table-cell>
          <table:table-cell table:formula="of:=ROUNDDOWN([.$M$3]+([.$J$3]*[.$A21]))" office:value-type="float" office:value="100">
            <text:p>100</text:p>
          </table:table-cell>
          <table:table-cell table:formula="of:=ROUNDDOWN([.$M$3]+([.$K$3]*[.$A21]))" office:value-type="float" office:value="120">
            <text:p>120</text:p>
          </table:table-cell>
          <table:table-cell table:formula="of:=ROUNDUP([.B21]/[.D21])" office:value-type="float" office:value="7">
            <text:p>7</text:p>
          </table:table-cell>
          <table:table-cell table:formula="of:=ROUNDUP([.B21]/[.C21])" office:value-type="float" office:value="9">
            <text:p>9</text:p>
          </table:table-cell>
          <table:table-cell table:formula="of:=[.G20]+[.E21]" office:value-type="float" office:value="96">
            <text:p>96</text:p>
          </table:table-cell>
          <table:table-cell table:formula="of:=[.H20]+[.F21]" office:value-type="float" office:value="112">
            <text:p>11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table:formula="of:=ROUNDDOWN(100*([.$L$3]^([.A22]-1)))" office:value-type="float" office:value="898">
            <text:p>898</text:p>
          </table:table-cell>
          <table:table-cell table:formula="of:=ROUNDDOWN([.$M$3]+([.$J$3]*[.$A22]))" office:value-type="float" office:value="104">
            <text:p>104</text:p>
          </table:table-cell>
          <table:table-cell table:formula="of:=ROUNDDOWN([.$M$3]+([.$K$3]*[.$A22]))" office:value-type="float" office:value="125">
            <text:p>125</text:p>
          </table:table-cell>
          <table:table-cell table:formula="of:=ROUNDUP([.B22]/[.D22])" office:value-type="float" office:value="8">
            <text:p>8</text:p>
          </table:table-cell>
          <table:table-cell table:formula="of:=ROUNDUP([.B22]/[.C22])" office:value-type="float" office:value="9">
            <text:p>9</text:p>
          </table:table-cell>
          <table:table-cell table:formula="of:=[.G21]+[.E22]" office:value-type="float" office:value="104">
            <text:p>104</text:p>
          </table:table-cell>
          <table:table-cell table:formula="of:=[.H21]+[.F22]" office:value-type="float" office:value="121">
            <text:p>12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table:formula="of:=ROUNDDOWN(100*([.$L$3]^([.A23]-1)))" office:value-type="float" office:value="1002">
            <text:p>1002</text:p>
          </table:table-cell>
          <table:table-cell table:formula="of:=ROUNDDOWN([.$M$3]+([.$J$3]*[.$A23]))" office:value-type="float" office:value="108">
            <text:p>108</text:p>
          </table:table-cell>
          <table:table-cell table:formula="of:=ROUNDDOWN([.$M$3]+([.$K$3]*[.$A23]))" office:value-type="float" office:value="130">
            <text:p>130</text:p>
          </table:table-cell>
          <table:table-cell table:formula="of:=ROUNDUP([.B23]/[.D23])" office:value-type="float" office:value="8">
            <text:p>8</text:p>
          </table:table-cell>
          <table:table-cell table:formula="of:=ROUNDUP([.B23]/[.C23])" office:value-type="float" office:value="10">
            <text:p>10</text:p>
          </table:table-cell>
          <table:table-cell table:formula="of:=[.G22]+[.E23]" office:value-type="float" office:value="112">
            <text:p>112</text:p>
          </table:table-cell>
          <table:table-cell table:formula="of:=[.H22]+[.F23]" office:value-type="float" office:value="131">
            <text:p>13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formula="of:=ROUNDDOWN(100*([.$L$3]^([.A24]-1)))" office:value-type="float" office:value="1118">
            <text:p>1118</text:p>
          </table:table-cell>
          <table:table-cell table:formula="of:=ROUNDDOWN([.$M$3]+([.$J$3]*[.$A24]))" office:value-type="float" office:value="112">
            <text:p>112</text:p>
          </table:table-cell>
          <table:table-cell table:formula="of:=ROUNDDOWN([.$M$3]+([.$K$3]*[.$A24]))" office:value-type="float" office:value="135">
            <text:p>135</text:p>
          </table:table-cell>
          <table:table-cell table:formula="of:=ROUNDUP([.B24]/[.D24])" office:value-type="float" office:value="9">
            <text:p>9</text:p>
          </table:table-cell>
          <table:table-cell table:formula="of:=ROUNDUP([.B24]/[.C24])" office:value-type="float" office:value="10">
            <text:p>10</text:p>
          </table:table-cell>
          <table:table-cell table:formula="of:=[.G23]+[.E24]" office:value-type="float" office:value="121">
            <text:p>121</text:p>
          </table:table-cell>
          <table:table-cell table:formula="of:=[.H23]+[.F24]" office:value-type="float" office:value="141">
            <text:p>14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table:formula="of:=ROUNDDOWN(100*([.$L$3]^([.A25]-1)))" office:value-type="float" office:value="1248">
            <text:p>1248</text:p>
          </table:table-cell>
          <table:table-cell table:formula="of:=ROUNDDOWN([.$M$3]+([.$J$3]*[.$A25]))" office:value-type="float" office:value="116">
            <text:p>116</text:p>
          </table:table-cell>
          <table:table-cell table:formula="of:=ROUNDDOWN([.$M$3]+([.$K$3]*[.$A25]))" office:value-type="float" office:value="140">
            <text:p>140</text:p>
          </table:table-cell>
          <table:table-cell table:formula="of:=ROUNDUP([.B25]/[.D25])" office:value-type="float" office:value="9">
            <text:p>9</text:p>
          </table:table-cell>
          <table:table-cell table:formula="of:=ROUNDUP([.B25]/[.C25])" office:value-type="float" office:value="11">
            <text:p>11</text:p>
          </table:table-cell>
          <table:table-cell table:formula="of:=[.G24]+[.E25]" office:value-type="float" office:value="130">
            <text:p>130</text:p>
          </table:table-cell>
          <table:table-cell table:formula="of:=[.H24]+[.F25]" office:value-type="float" office:value="152">
            <text:p>15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table:formula="of:=ROUNDDOWN(100*([.$L$3]^([.A26]-1)))" office:value-type="float" office:value="1392">
            <text:p>1392</text:p>
          </table:table-cell>
          <table:table-cell table:formula="of:=ROUNDDOWN([.$M$3]+([.$J$3]*[.$A26]))" office:value-type="float" office:value="120">
            <text:p>120</text:p>
          </table:table-cell>
          <table:table-cell table:formula="of:=ROUNDDOWN([.$M$3]+([.$K$3]*[.$A26]))" office:value-type="float" office:value="145">
            <text:p>145</text:p>
          </table:table-cell>
          <table:table-cell table:formula="of:=ROUNDUP([.B26]/[.D26])" office:value-type="float" office:value="10">
            <text:p>10</text:p>
          </table:table-cell>
          <table:table-cell table:formula="of:=ROUNDUP([.B26]/[.C26])" office:value-type="float" office:value="12">
            <text:p>12</text:p>
          </table:table-cell>
          <table:table-cell table:formula="of:=[.G25]+[.E26]" office:value-type="float" office:value="140">
            <text:p>140</text:p>
          </table:table-cell>
          <table:table-cell table:formula="of:=[.H25]+[.F26]" office:value-type="float" office:value="164">
            <text:p>16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table:formula="of:=ROUNDDOWN(100*([.$L$3]^([.A27]-1)))" office:value-type="float" office:value="1554">
            <text:p>1554</text:p>
          </table:table-cell>
          <table:table-cell table:formula="of:=ROUNDDOWN([.$M$3]+([.$J$3]*[.$A27]))" office:value-type="float" office:value="124">
            <text:p>124</text:p>
          </table:table-cell>
          <table:table-cell table:formula="of:=ROUNDDOWN([.$M$3]+([.$K$3]*[.$A27]))" office:value-type="float" office:value="150">
            <text:p>150</text:p>
          </table:table-cell>
          <table:table-cell table:formula="of:=ROUNDUP([.B27]/[.D27])" office:value-type="float" office:value="11">
            <text:p>11</text:p>
          </table:table-cell>
          <table:table-cell table:formula="of:=ROUNDUP([.B27]/[.C27])" office:value-type="float" office:value="13">
            <text:p>13</text:p>
          </table:table-cell>
          <table:table-cell table:formula="of:=[.G26]+[.E27]" office:value-type="float" office:value="151">
            <text:p>151</text:p>
          </table:table-cell>
          <table:table-cell table:formula="of:=[.H26]+[.F27]" office:value-type="float" office:value="177">
            <text:p>17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table:formula="of:=ROUNDDOWN(100*([.$L$3]^([.A28]-1)))" office:value-type="float" office:value="1734">
            <text:p>1734</text:p>
          </table:table-cell>
          <table:table-cell table:formula="of:=ROUNDDOWN([.$M$3]+([.$J$3]*[.$A28]))" office:value-type="float" office:value="128">
            <text:p>128</text:p>
          </table:table-cell>
          <table:table-cell table:formula="of:=ROUNDDOWN([.$M$3]+([.$K$3]*[.$A28]))" office:value-type="float" office:value="155">
            <text:p>155</text:p>
          </table:table-cell>
          <table:table-cell table:formula="of:=ROUNDUP([.B28]/[.D28])" office:value-type="float" office:value="12">
            <text:p>12</text:p>
          </table:table-cell>
          <table:table-cell table:formula="of:=ROUNDUP([.B28]/[.C28])" office:value-type="float" office:value="14">
            <text:p>14</text:p>
          </table:table-cell>
          <table:table-cell table:formula="of:=[.G27]+[.E28]" office:value-type="float" office:value="163">
            <text:p>163</text:p>
          </table:table-cell>
          <table:table-cell table:formula="of:=[.H27]+[.F28]" office:value-type="float" office:value="191">
            <text:p>19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table:formula="of:=ROUNDDOWN(100*([.$L$3]^([.A29]-1)))" office:value-type="float" office:value="1936">
            <text:p>1936</text:p>
          </table:table-cell>
          <table:table-cell table:formula="of:=ROUNDDOWN([.$M$3]+([.$J$3]*[.$A29]))" office:value-type="float" office:value="132">
            <text:p>132</text:p>
          </table:table-cell>
          <table:table-cell table:formula="of:=ROUNDDOWN([.$M$3]+([.$K$3]*[.$A29]))" office:value-type="float" office:value="160">
            <text:p>160</text:p>
          </table:table-cell>
          <table:table-cell table:formula="of:=ROUNDUP([.B29]/[.D29])" office:value-type="float" office:value="13">
            <text:p>13</text:p>
          </table:table-cell>
          <table:table-cell table:formula="of:=ROUNDUP([.B29]/[.C29])" office:value-type="float" office:value="15">
            <text:p>15</text:p>
          </table:table-cell>
          <table:table-cell table:formula="of:=[.G28]+[.E29]" office:value-type="float" office:value="176">
            <text:p>176</text:p>
          </table:table-cell>
          <table:table-cell table:formula="of:=[.H28]+[.F29]" office:value-type="float" office:value="206">
            <text:p>20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table:formula="of:=ROUNDDOWN(100*([.$L$3]^([.A30]-1)))" office:value-type="float" office:value="2160">
            <text:p>2160</text:p>
          </table:table-cell>
          <table:table-cell table:formula="of:=ROUNDDOWN([.$M$3]+([.$J$3]*[.$A30]))" office:value-type="float" office:value="136">
            <text:p>136</text:p>
          </table:table-cell>
          <table:table-cell table:formula="of:=ROUNDDOWN([.$M$3]+([.$K$3]*[.$A30]))" office:value-type="float" office:value="165">
            <text:p>165</text:p>
          </table:table-cell>
          <table:table-cell table:formula="of:=ROUNDUP([.B30]/[.D30])" office:value-type="float" office:value="14">
            <text:p>14</text:p>
          </table:table-cell>
          <table:table-cell table:formula="of:=ROUNDUP([.B30]/[.C30])" office:value-type="float" office:value="16">
            <text:p>16</text:p>
          </table:table-cell>
          <table:table-cell table:formula="of:=[.G29]+[.E30]" office:value-type="float" office:value="190">
            <text:p>190</text:p>
          </table:table-cell>
          <table:table-cell table:formula="of:=[.H29]+[.F30]" office:value-type="float" office:value="222">
            <text:p>22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table:formula="of:=ROUNDDOWN(100*([.$L$3]^([.A31]-1)))" office:value-type="float" office:value="2411">
            <text:p>2411</text:p>
          </table:table-cell>
          <table:table-cell table:formula="of:=ROUNDDOWN([.$M$3]+([.$J$3]*[.$A31]))" office:value-type="float" office:value="140">
            <text:p>140</text:p>
          </table:table-cell>
          <table:table-cell table:formula="of:=ROUNDDOWN([.$M$3]+([.$K$3]*[.$A31]))" office:value-type="float" office:value="170">
            <text:p>170</text:p>
          </table:table-cell>
          <table:table-cell table:formula="of:=ROUNDUP([.B31]/[.D31])" office:value-type="float" office:value="15">
            <text:p>15</text:p>
          </table:table-cell>
          <table:table-cell table:formula="of:=ROUNDUP([.B31]/[.C31])" office:value-type="float" office:value="18">
            <text:p>18</text:p>
          </table:table-cell>
          <table:table-cell table:formula="of:=[.G30]+[.E31]" office:value-type="float" office:value="205">
            <text:p>205</text:p>
          </table:table-cell>
          <table:table-cell table:formula="of:=[.H30]+[.F31]" office:value-type="float" office:value="240">
            <text:p>24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table:formula="of:=ROUNDDOWN(100*([.$L$3]^([.A32]-1)))" office:value-type="float" office:value="2691">
            <text:p>2691</text:p>
          </table:table-cell>
          <table:table-cell table:formula="of:=ROUNDDOWN([.$M$3]+([.$J$3]*[.$A32]))" office:value-type="float" office:value="144">
            <text:p>144</text:p>
          </table:table-cell>
          <table:table-cell table:formula="of:=ROUNDDOWN([.$M$3]+([.$K$3]*[.$A32]))" office:value-type="float" office:value="175">
            <text:p>175</text:p>
          </table:table-cell>
          <table:table-cell table:formula="of:=ROUNDUP([.B32]/[.D32])" office:value-type="float" office:value="16">
            <text:p>16</text:p>
          </table:table-cell>
          <table:table-cell table:formula="of:=ROUNDUP([.B32]/[.C32])" office:value-type="float" office:value="19">
            <text:p>19</text:p>
          </table:table-cell>
          <table:table-cell table:formula="of:=[.G31]+[.E32]" office:value-type="float" office:value="221">
            <text:p>221</text:p>
          </table:table-cell>
          <table:table-cell table:formula="of:=[.H31]+[.F32]" office:value-type="float" office:value="259">
            <text:p>25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table:formula="of:=ROUNDDOWN(100*([.$L$3]^([.A33]-1)))" office:value-type="float" office:value="3003">
            <text:p>3003</text:p>
          </table:table-cell>
          <table:table-cell table:formula="of:=ROUNDDOWN([.$M$3]+([.$J$3]*[.$A33]))" office:value-type="float" office:value="148">
            <text:p>148</text:p>
          </table:table-cell>
          <table:table-cell table:formula="of:=ROUNDDOWN([.$M$3]+([.$K$3]*[.$A33]))" office:value-type="float" office:value="180">
            <text:p>180</text:p>
          </table:table-cell>
          <table:table-cell table:formula="of:=ROUNDUP([.B33]/[.D33])" office:value-type="float" office:value="17">
            <text:p>17</text:p>
          </table:table-cell>
          <table:table-cell table:formula="of:=ROUNDUP([.B33]/[.C33])" office:value-type="float" office:value="21">
            <text:p>21</text:p>
          </table:table-cell>
          <table:table-cell table:formula="of:=[.G32]+[.E33]" office:value-type="float" office:value="238">
            <text:p>238</text:p>
          </table:table-cell>
          <table:table-cell table:formula="of:=[.H32]+[.F33]" office:value-type="float" office:value="280">
            <text:p>28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table:formula="of:=ROUNDDOWN(100*([.$L$3]^([.A34]-1)))" office:value-type="float" office:value="3351">
            <text:p>3351</text:p>
          </table:table-cell>
          <table:table-cell table:formula="of:=ROUNDDOWN([.$M$3]+([.$J$3]*[.$A34]))" office:value-type="float" office:value="152">
            <text:p>152</text:p>
          </table:table-cell>
          <table:table-cell table:formula="of:=ROUNDDOWN([.$M$3]+([.$K$3]*[.$A34]))" office:value-type="float" office:value="185">
            <text:p>185</text:p>
          </table:table-cell>
          <table:table-cell table:formula="of:=ROUNDUP([.B34]/[.D34])" office:value-type="float" office:value="19">
            <text:p>19</text:p>
          </table:table-cell>
          <table:table-cell table:formula="of:=ROUNDUP([.B34]/[.C34])" office:value-type="float" office:value="23">
            <text:p>23</text:p>
          </table:table-cell>
          <table:table-cell table:formula="of:=[.G33]+[.E34]" office:value-type="float" office:value="257">
            <text:p>257</text:p>
          </table:table-cell>
          <table:table-cell table:formula="of:=[.H33]+[.F34]" office:value-type="float" office:value="303">
            <text:p>30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table:formula="of:=ROUNDDOWN(100*([.$L$3]^([.A35]-1)))" office:value-type="float" office:value="3740">
            <text:p>3740</text:p>
          </table:table-cell>
          <table:table-cell table:formula="of:=ROUNDDOWN([.$M$3]+([.$J$3]*[.$A35]))" office:value-type="float" office:value="156">
            <text:p>156</text:p>
          </table:table-cell>
          <table:table-cell table:formula="of:=ROUNDDOWN([.$M$3]+([.$K$3]*[.$A35]))" office:value-type="float" office:value="190">
            <text:p>190</text:p>
          </table:table-cell>
          <table:table-cell table:formula="of:=ROUNDUP([.B35]/[.D35])" office:value-type="float" office:value="20">
            <text:p>20</text:p>
          </table:table-cell>
          <table:table-cell table:formula="of:=ROUNDUP([.B35]/[.C35])" office:value-type="float" office:value="24">
            <text:p>24</text:p>
          </table:table-cell>
          <table:table-cell table:formula="of:=[.G34]+[.E35]" office:value-type="float" office:value="277">
            <text:p>277</text:p>
          </table:table-cell>
          <table:table-cell table:formula="of:=[.H34]+[.F35]" office:value-type="float" office:value="327">
            <text:p>32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table:formula="of:=ROUNDDOWN(100*([.$L$3]^([.A36]-1)))" office:value-type="float" office:value="4174">
            <text:p>4174</text:p>
          </table:table-cell>
          <table:table-cell table:formula="of:=ROUNDDOWN([.$M$3]+([.$J$3]*[.$A36]))" office:value-type="float" office:value="160">
            <text:p>160</text:p>
          </table:table-cell>
          <table:table-cell table:formula="of:=ROUNDDOWN([.$M$3]+([.$K$3]*[.$A36]))" office:value-type="float" office:value="195">
            <text:p>195</text:p>
          </table:table-cell>
          <table:table-cell table:formula="of:=ROUNDUP([.B36]/[.D36])" office:value-type="float" office:value="22">
            <text:p>22</text:p>
          </table:table-cell>
          <table:table-cell table:formula="of:=ROUNDUP([.B36]/[.C36])" office:value-type="float" office:value="27">
            <text:p>27</text:p>
          </table:table-cell>
          <table:table-cell table:formula="of:=[.G35]+[.E36]" office:value-type="float" office:value="299">
            <text:p>299</text:p>
          </table:table-cell>
          <table:table-cell table:formula="of:=[.H35]+[.F36]" office:value-type="float" office:value="354">
            <text:p>35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table:formula="of:=ROUNDDOWN(100*([.$L$3]^([.A37]-1)))" office:value-type="float" office:value="4658">
            <text:p>4658</text:p>
          </table:table-cell>
          <table:table-cell table:formula="of:=ROUNDDOWN([.$M$3]+([.$J$3]*[.$A37]))" office:value-type="float" office:value="164">
            <text:p>164</text:p>
          </table:table-cell>
          <table:table-cell table:formula="of:=ROUNDDOWN([.$M$3]+([.$K$3]*[.$A37]))" office:value-type="float" office:value="200">
            <text:p>200</text:p>
          </table:table-cell>
          <table:table-cell table:formula="of:=ROUNDUP([.B37]/[.D37])" office:value-type="float" office:value="24">
            <text:p>24</text:p>
          </table:table-cell>
          <table:table-cell table:formula="of:=ROUNDUP([.B37]/[.C37])" office:value-type="float" office:value="29">
            <text:p>29</text:p>
          </table:table-cell>
          <table:table-cell table:formula="of:=[.G36]+[.E37]" office:value-type="float" office:value="323">
            <text:p>323</text:p>
          </table:table-cell>
          <table:table-cell table:formula="of:=[.H36]+[.F37]" office:value-type="float" office:value="383">
            <text:p>38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formula="of:=ROUNDDOWN(100*([.$L$3]^([.A38]-1)))" office:value-type="float" office:value="5198">
            <text:p>5198</text:p>
          </table:table-cell>
          <table:table-cell table:formula="of:=ROUNDDOWN([.$M$3]+([.$J$3]*[.$A38]))" office:value-type="float" office:value="168">
            <text:p>168</text:p>
          </table:table-cell>
          <table:table-cell table:formula="of:=ROUNDDOWN([.$M$3]+([.$K$3]*[.$A38]))" office:value-type="float" office:value="205">
            <text:p>205</text:p>
          </table:table-cell>
          <table:table-cell table:formula="of:=ROUNDUP([.B38]/[.D38])" office:value-type="float" office:value="26">
            <text:p>26</text:p>
          </table:table-cell>
          <table:table-cell table:formula="of:=ROUNDUP([.B38]/[.C38])" office:value-type="float" office:value="31">
            <text:p>31</text:p>
          </table:table-cell>
          <table:table-cell table:formula="of:=[.G37]+[.E38]" office:value-type="float" office:value="349">
            <text:p>349</text:p>
          </table:table-cell>
          <table:table-cell table:formula="of:=[.H37]+[.F38]" office:value-type="float" office:value="414">
            <text:p>41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table:formula="of:=ROUNDDOWN(100*([.$L$3]^([.A39]-1)))" office:value-type="float" office:value="5801">
            <text:p>5801</text:p>
          </table:table-cell>
          <table:table-cell table:formula="of:=ROUNDDOWN([.$M$3]+([.$J$3]*[.$A39]))" office:value-type="float" office:value="172">
            <text:p>172</text:p>
          </table:table-cell>
          <table:table-cell table:formula="of:=ROUNDDOWN([.$M$3]+([.$K$3]*[.$A39]))" office:value-type="float" office:value="210">
            <text:p>210</text:p>
          </table:table-cell>
          <table:table-cell table:formula="of:=ROUNDUP([.B39]/[.D39])" office:value-type="float" office:value="28">
            <text:p>28</text:p>
          </table:table-cell>
          <table:table-cell table:formula="of:=ROUNDUP([.B39]/[.C39])" office:value-type="float" office:value="34">
            <text:p>34</text:p>
          </table:table-cell>
          <table:table-cell table:formula="of:=[.G38]+[.E39]" office:value-type="float" office:value="377">
            <text:p>377</text:p>
          </table:table-cell>
          <table:table-cell table:formula="of:=[.H38]+[.F39]" office:value-type="float" office:value="448">
            <text:p>44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table:formula="of:=ROUNDDOWN(100*([.$L$3]^([.A40]-1)))" office:value-type="float" office:value="6474">
            <text:p>6474</text:p>
          </table:table-cell>
          <table:table-cell table:formula="of:=ROUNDDOWN([.$M$3]+([.$J$3]*[.$A40]))" office:value-type="float" office:value="176">
            <text:p>176</text:p>
          </table:table-cell>
          <table:table-cell table:formula="of:=ROUNDDOWN([.$M$3]+([.$K$3]*[.$A40]))" office:value-type="float" office:value="215">
            <text:p>215</text:p>
          </table:table-cell>
          <table:table-cell table:formula="of:=ROUNDUP([.B40]/[.D40])" office:value-type="float" office:value="31">
            <text:p>31</text:p>
          </table:table-cell>
          <table:table-cell table:formula="of:=ROUNDUP([.B40]/[.C40])" office:value-type="float" office:value="37">
            <text:p>37</text:p>
          </table:table-cell>
          <table:table-cell table:formula="of:=[.G39]+[.E40]" office:value-type="float" office:value="408">
            <text:p>408</text:p>
          </table:table-cell>
          <table:table-cell table:formula="of:=[.H39]+[.F40]" office:value-type="float" office:value="485">
            <text:p>48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formula="of:=ROUNDDOWN(100*([.$L$3]^([.A41]-1)))" office:value-type="float" office:value="7226">
            <text:p>7226</text:p>
          </table:table-cell>
          <table:table-cell table:formula="of:=ROUNDDOWN([.$M$3]+([.$J$3]*[.$A41]))" office:value-type="float" office:value="180">
            <text:p>180</text:p>
          </table:table-cell>
          <table:table-cell table:formula="of:=ROUNDDOWN([.$M$3]+([.$K$3]*[.$A41]))" office:value-type="float" office:value="220">
            <text:p>220</text:p>
          </table:table-cell>
          <table:table-cell table:formula="of:=ROUNDUP([.B41]/[.D41])" office:value-type="float" office:value="33">
            <text:p>33</text:p>
          </table:table-cell>
          <table:table-cell table:formula="of:=ROUNDUP([.B41]/[.C41])" office:value-type="float" office:value="41">
            <text:p>41</text:p>
          </table:table-cell>
          <table:table-cell table:formula="of:=[.G40]+[.E41]" office:value-type="float" office:value="441">
            <text:p>441</text:p>
          </table:table-cell>
          <table:table-cell table:formula="of:=[.H40]+[.F41]" office:value-type="float" office:value="526">
            <text:p>52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table:formula="of:=ROUNDDOWN(100*([.$L$3]^([.A42]-1)))" office:value-type="float" office:value="8064">
            <text:p>8064</text:p>
          </table:table-cell>
          <table:table-cell table:formula="of:=ROUNDDOWN([.$M$3]+([.$J$3]*[.$A42]))" office:value-type="float" office:value="184">
            <text:p>184</text:p>
          </table:table-cell>
          <table:table-cell table:formula="of:=ROUNDDOWN([.$M$3]+([.$K$3]*[.$A42]))" office:value-type="float" office:value="225">
            <text:p>225</text:p>
          </table:table-cell>
          <table:table-cell table:formula="of:=ROUNDUP([.B42]/[.D42])" office:value-type="float" office:value="36">
            <text:p>36</text:p>
          </table:table-cell>
          <table:table-cell table:formula="of:=ROUNDUP([.B42]/[.C42])" office:value-type="float" office:value="44">
            <text:p>44</text:p>
          </table:table-cell>
          <table:table-cell table:formula="of:=[.G41]+[.E42]" office:value-type="float" office:value="477">
            <text:p>477</text:p>
          </table:table-cell>
          <table:table-cell table:formula="of:=[.H41]+[.F42]" office:value-type="float" office:value="570">
            <text:p>57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table:formula="of:=ROUNDDOWN(100*([.$L$3]^([.A43]-1)))" office:value-type="float" office:value="8999">
            <text:p>8999</text:p>
          </table:table-cell>
          <table:table-cell table:formula="of:=ROUNDDOWN([.$M$3]+([.$J$3]*[.$A43]))" office:value-type="float" office:value="188">
            <text:p>188</text:p>
          </table:table-cell>
          <table:table-cell table:formula="of:=ROUNDDOWN([.$M$3]+([.$K$3]*[.$A43]))" office:value-type="float" office:value="230">
            <text:p>230</text:p>
          </table:table-cell>
          <table:table-cell table:formula="of:=ROUNDUP([.B43]/[.D43])" office:value-type="float" office:value="40">
            <text:p>40</text:p>
          </table:table-cell>
          <table:table-cell table:formula="of:=ROUNDUP([.B43]/[.C43])" office:value-type="float" office:value="48">
            <text:p>48</text:p>
          </table:table-cell>
          <table:table-cell table:formula="of:=[.G42]+[.E43]" office:value-type="float" office:value="517">
            <text:p>517</text:p>
          </table:table-cell>
          <table:table-cell table:formula="of:=[.H42]+[.F43]" office:value-type="float" office:value="618">
            <text:p>61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table:formula="of:=ROUNDDOWN(100*([.$L$3]^([.A44]-1)))" office:value-type="float" office:value="10043">
            <text:p>10043</text:p>
          </table:table-cell>
          <table:table-cell table:formula="of:=ROUNDDOWN([.$M$3]+([.$J$3]*[.$A44]))" office:value-type="float" office:value="192">
            <text:p>192</text:p>
          </table:table-cell>
          <table:table-cell table:formula="of:=ROUNDDOWN([.$M$3]+([.$K$3]*[.$A44]))" office:value-type="float" office:value="235">
            <text:p>235</text:p>
          </table:table-cell>
          <table:table-cell table:formula="of:=ROUNDUP([.B44]/[.D44])" office:value-type="float" office:value="43">
            <text:p>43</text:p>
          </table:table-cell>
          <table:table-cell table:formula="of:=ROUNDUP([.B44]/[.C44])" office:value-type="float" office:value="53">
            <text:p>53</text:p>
          </table:table-cell>
          <table:table-cell table:formula="of:=[.G43]+[.E44]" office:value-type="float" office:value="560">
            <text:p>560</text:p>
          </table:table-cell>
          <table:table-cell table:formula="of:=[.H43]+[.F44]" office:value-type="float" office:value="671">
            <text:p>67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formula="of:=ROUNDDOWN(100*([.$L$3]^([.A45]-1)))" office:value-type="float" office:value="11208">
            <text:p>11208</text:p>
          </table:table-cell>
          <table:table-cell table:formula="of:=ROUNDDOWN([.$M$3]+([.$J$3]*[.$A45]))" office:value-type="float" office:value="196">
            <text:p>196</text:p>
          </table:table-cell>
          <table:table-cell table:formula="of:=ROUNDDOWN([.$M$3]+([.$K$3]*[.$A45]))" office:value-type="float" office:value="240">
            <text:p>240</text:p>
          </table:table-cell>
          <table:table-cell table:formula="of:=ROUNDUP([.B45]/[.D45])" office:value-type="float" office:value="47">
            <text:p>47</text:p>
          </table:table-cell>
          <table:table-cell table:formula="of:=ROUNDUP([.B45]/[.C45])" office:value-type="float" office:value="58">
            <text:p>58</text:p>
          </table:table-cell>
          <table:table-cell table:formula="of:=[.G44]+[.E45]" office:value-type="float" office:value="607">
            <text:p>607</text:p>
          </table:table-cell>
          <table:table-cell table:formula="of:=[.H44]+[.F45]" office:value-type="float" office:value="729">
            <text:p>72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formula="of:=ROUNDDOWN(100*([.$L$3]^([.A46]-1)))" office:value-type="float" office:value="12509">
            <text:p>12509</text:p>
          </table:table-cell>
          <table:table-cell table:formula="of:=ROUNDDOWN([.$M$3]+([.$J$3]*[.$A46]))" office:value-type="float" office:value="200">
            <text:p>200</text:p>
          </table:table-cell>
          <table:table-cell table:formula="of:=ROUNDDOWN([.$M$3]+([.$K$3]*[.$A46]))" office:value-type="float" office:value="245">
            <text:p>245</text:p>
          </table:table-cell>
          <table:table-cell table:formula="of:=ROUNDUP([.B46]/[.D46])" office:value-type="float" office:value="52">
            <text:p>52</text:p>
          </table:table-cell>
          <table:table-cell table:formula="of:=ROUNDUP([.B46]/[.C46])" office:value-type="float" office:value="63">
            <text:p>63</text:p>
          </table:table-cell>
          <table:table-cell table:formula="of:=[.G45]+[.E46]" office:value-type="float" office:value="659">
            <text:p>659</text:p>
          </table:table-cell>
          <table:table-cell table:formula="of:=[.H45]+[.F46]" office:value-type="float" office:value="792">
            <text:p>79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table:formula="of:=ROUNDDOWN(100*([.$L$3]^([.A47]-1)))" office:value-type="float" office:value="13960">
            <text:p>13960</text:p>
          </table:table-cell>
          <table:table-cell table:formula="of:=ROUNDDOWN([.$M$3]+([.$J$3]*[.$A47]))" office:value-type="float" office:value="204">
            <text:p>204</text:p>
          </table:table-cell>
          <table:table-cell table:formula="of:=ROUNDDOWN([.$M$3]+([.$K$3]*[.$A47]))" office:value-type="float" office:value="250">
            <text:p>250</text:p>
          </table:table-cell>
          <table:table-cell table:formula="of:=ROUNDUP([.B47]/[.D47])" office:value-type="float" office:value="56">
            <text:p>56</text:p>
          </table:table-cell>
          <table:table-cell table:formula="of:=ROUNDUP([.B47]/[.C47])" office:value-type="float" office:value="69">
            <text:p>69</text:p>
          </table:table-cell>
          <table:table-cell table:formula="of:=[.G46]+[.E47]" office:value-type="float" office:value="715">
            <text:p>715</text:p>
          </table:table-cell>
          <table:table-cell table:formula="of:=[.H46]+[.F47]" office:value-type="float" office:value="861">
            <text:p>86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table:formula="of:=ROUNDDOWN(100*([.$L$3]^([.A48]-1)))" office:value-type="float" office:value="15579">
            <text:p>15579</text:p>
          </table:table-cell>
          <table:table-cell table:formula="of:=ROUNDDOWN([.$M$3]+([.$J$3]*[.$A48]))" office:value-type="float" office:value="208">
            <text:p>208</text:p>
          </table:table-cell>
          <table:table-cell table:formula="of:=ROUNDDOWN([.$M$3]+([.$K$3]*[.$A48]))" office:value-type="float" office:value="255">
            <text:p>255</text:p>
          </table:table-cell>
          <table:table-cell table:formula="of:=ROUNDUP([.B48]/[.D48])" office:value-type="float" office:value="62">
            <text:p>62</text:p>
          </table:table-cell>
          <table:table-cell table:formula="of:=ROUNDUP([.B48]/[.C48])" office:value-type="float" office:value="75">
            <text:p>75</text:p>
          </table:table-cell>
          <table:table-cell table:formula="of:=[.G47]+[.E48]" office:value-type="float" office:value="777">
            <text:p>777</text:p>
          </table:table-cell>
          <table:table-cell table:formula="of:=[.H47]+[.F48]" office:value-type="float" office:value="936">
            <text:p>93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table:formula="of:=ROUNDDOWN(100*([.$L$3]^([.A49]-1)))" office:value-type="float" office:value="17386">
            <text:p>17386</text:p>
          </table:table-cell>
          <table:table-cell table:formula="of:=ROUNDDOWN([.$M$3]+([.$J$3]*[.$A49]))" office:value-type="float" office:value="212">
            <text:p>212</text:p>
          </table:table-cell>
          <table:table-cell table:formula="of:=ROUNDDOWN([.$M$3]+([.$K$3]*[.$A49]))" office:value-type="float" office:value="260">
            <text:p>260</text:p>
          </table:table-cell>
          <table:table-cell table:formula="of:=ROUNDUP([.B49]/[.D49])" office:value-type="float" office:value="67">
            <text:p>67</text:p>
          </table:table-cell>
          <table:table-cell table:formula="of:=ROUNDUP([.B49]/[.C49])" office:value-type="float" office:value="83">
            <text:p>83</text:p>
          </table:table-cell>
          <table:table-cell table:formula="of:=[.G48]+[.E49]" office:value-type="float" office:value="844">
            <text:p>844</text:p>
          </table:table-cell>
          <table:table-cell table:formula="of:=[.H48]+[.F49]" office:value-type="float" office:value="1019">
            <text:p>101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table:formula="of:=ROUNDDOWN(100*([.$L$3]^([.A50]-1)))" office:value-type="float" office:value="19403">
            <text:p>19403</text:p>
          </table:table-cell>
          <table:table-cell table:formula="of:=ROUNDDOWN([.$M$3]+([.$J$3]*[.$A50]))" office:value-type="float" office:value="216">
            <text:p>216</text:p>
          </table:table-cell>
          <table:table-cell table:formula="of:=ROUNDDOWN([.$M$3]+([.$K$3]*[.$A50]))" office:value-type="float" office:value="265">
            <text:p>265</text:p>
          </table:table-cell>
          <table:table-cell table:formula="of:=ROUNDUP([.B50]/[.D50])" office:value-type="float" office:value="74">
            <text:p>74</text:p>
          </table:table-cell>
          <table:table-cell table:formula="of:=ROUNDUP([.B50]/[.C50])" office:value-type="float" office:value="90">
            <text:p>90</text:p>
          </table:table-cell>
          <table:table-cell table:formula="of:=[.G49]+[.E50]" office:value-type="float" office:value="918">
            <text:p>918</text:p>
          </table:table-cell>
          <table:table-cell table:formula="of:=[.H49]+[.F50]" office:value-type="float" office:value="1109">
            <text:p>110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formula="of:=ROUNDDOWN(100*([.$L$3]^([.A51]-1)))" office:value-type="float" office:value="21654">
            <text:p>21654</text:p>
          </table:table-cell>
          <table:table-cell table:formula="of:=ROUNDDOWN([.$M$3]+([.$J$3]*[.$A51]))" office:value-type="float" office:value="220">
            <text:p>220</text:p>
          </table:table-cell>
          <table:table-cell table:formula="of:=ROUNDDOWN([.$M$3]+([.$K$3]*[.$A51]))" office:value-type="float" office:value="270">
            <text:p>270</text:p>
          </table:table-cell>
          <table:table-cell table:formula="of:=ROUNDUP([.B51]/[.D51])" office:value-type="float" office:value="81">
            <text:p>81</text:p>
          </table:table-cell>
          <table:table-cell table:formula="of:=ROUNDUP([.B51]/[.C51])" office:value-type="float" office:value="99">
            <text:p>99</text:p>
          </table:table-cell>
          <table:table-cell table:formula="of:=[.G50]+[.E51]" office:value-type="float" office:value="999">
            <text:p>999</text:p>
          </table:table-cell>
          <table:table-cell table:formula="of:=[.H50]+[.F51]" office:value-type="float" office:value="1208">
            <text:p>120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table:formula="of:=ROUNDDOWN(100*([.$L$3]^([.A52]-1)))" office:value-type="float" office:value="24166">
            <text:p>24166</text:p>
          </table:table-cell>
          <table:table-cell table:formula="of:=ROUNDDOWN([.$M$3]+([.$J$3]*[.$A52]))" office:value-type="float" office:value="224">
            <text:p>224</text:p>
          </table:table-cell>
          <table:table-cell table:formula="of:=ROUNDDOWN([.$M$3]+([.$K$3]*[.$A52]))" office:value-type="float" office:value="275">
            <text:p>275</text:p>
          </table:table-cell>
          <table:table-cell table:formula="of:=ROUNDUP([.B52]/[.D52])" office:value-type="float" office:value="88">
            <text:p>88</text:p>
          </table:table-cell>
          <table:table-cell table:formula="of:=ROUNDUP([.B52]/[.C52])" office:value-type="float" office:value="108">
            <text:p>108</text:p>
          </table:table-cell>
          <table:table-cell table:formula="of:=[.G51]+[.E52]" office:value-type="float" office:value="1087">
            <text:p>1087</text:p>
          </table:table-cell>
          <table:table-cell table:formula="of:=[.H51]+[.F52]" office:value-type="float" office:value="1316">
            <text:p>13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table:formula="of:=ROUNDDOWN(100*([.$L$3]^([.A53]-1)))" office:value-type="float" office:value="26969">
            <text:p>26969</text:p>
          </table:table-cell>
          <table:table-cell table:formula="of:=ROUNDDOWN([.$M$3]+([.$J$3]*[.$A53]))" office:value-type="float" office:value="228">
            <text:p>228</text:p>
          </table:table-cell>
          <table:table-cell table:formula="of:=ROUNDDOWN([.$M$3]+([.$K$3]*[.$A53]))" office:value-type="float" office:value="280">
            <text:p>280</text:p>
          </table:table-cell>
          <table:table-cell table:formula="of:=ROUNDUP([.B53]/[.D53])" office:value-type="float" office:value="97">
            <text:p>97</text:p>
          </table:table-cell>
          <table:table-cell table:formula="of:=ROUNDUP([.B53]/[.C53])" office:value-type="float" office:value="119">
            <text:p>119</text:p>
          </table:table-cell>
          <table:table-cell table:formula="of:=[.G52]+[.E53]" office:value-type="float" office:value="1184">
            <text:p>1184</text:p>
          </table:table-cell>
          <table:table-cell table:formula="of:=[.H52]+[.F53]" office:value-type="float" office:value="1435">
            <text:p>143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table:formula="of:=ROUNDDOWN(100*([.$L$3]^([.A54]-1)))" office:value-type="float" office:value="30098">
            <text:p>30098</text:p>
          </table:table-cell>
          <table:table-cell table:formula="of:=ROUNDDOWN([.$M$3]+([.$J$3]*[.$A54]))" office:value-type="float" office:value="232">
            <text:p>232</text:p>
          </table:table-cell>
          <table:table-cell table:formula="of:=ROUNDDOWN([.$M$3]+([.$K$3]*[.$A54]))" office:value-type="float" office:value="285">
            <text:p>285</text:p>
          </table:table-cell>
          <table:table-cell table:formula="of:=ROUNDUP([.B54]/[.D54])" office:value-type="float" office:value="106">
            <text:p>106</text:p>
          </table:table-cell>
          <table:table-cell table:formula="of:=ROUNDUP([.B54]/[.C54])" office:value-type="float" office:value="130">
            <text:p>130</text:p>
          </table:table-cell>
          <table:table-cell table:formula="of:=[.G53]+[.E54]" office:value-type="float" office:value="1290">
            <text:p>1290</text:p>
          </table:table-cell>
          <table:table-cell table:formula="of:=[.H53]+[.F54]" office:value-type="float" office:value="1565">
            <text:p>156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table:formula="of:=ROUNDDOWN(100*([.$L$3]^([.A55]-1)))" office:value-type="float" office:value="33589">
            <text:p>33589</text:p>
          </table:table-cell>
          <table:table-cell table:formula="of:=ROUNDDOWN([.$M$3]+([.$J$3]*[.$A55]))" office:value-type="float" office:value="236">
            <text:p>236</text:p>
          </table:table-cell>
          <table:table-cell table:formula="of:=ROUNDDOWN([.$M$3]+([.$K$3]*[.$A55]))" office:value-type="float" office:value="290">
            <text:p>290</text:p>
          </table:table-cell>
          <table:table-cell table:formula="of:=ROUNDUP([.B55]/[.D55])" office:value-type="float" office:value="116">
            <text:p>116</text:p>
          </table:table-cell>
          <table:table-cell table:formula="of:=ROUNDUP([.B55]/[.C55])" office:value-type="float" office:value="143">
            <text:p>143</text:p>
          </table:table-cell>
          <table:table-cell table:formula="of:=[.G54]+[.E55]" office:value-type="float" office:value="1406">
            <text:p>1406</text:p>
          </table:table-cell>
          <table:table-cell table:formula="of:=[.H54]+[.F55]" office:value-type="float" office:value="1708">
            <text:p>170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table:formula="of:=ROUNDDOWN(100*([.$L$3]^([.A56]-1)))" office:value-type="float" office:value="37485">
            <text:p>37485</text:p>
          </table:table-cell>
          <table:table-cell table:formula="of:=ROUNDDOWN([.$M$3]+([.$J$3]*[.$A56]))" office:value-type="float" office:value="240">
            <text:p>240</text:p>
          </table:table-cell>
          <table:table-cell table:formula="of:=ROUNDDOWN([.$M$3]+([.$K$3]*[.$A56]))" office:value-type="float" office:value="295">
            <text:p>295</text:p>
          </table:table-cell>
          <table:table-cell table:formula="of:=ROUNDUP([.B56]/[.D56])" office:value-type="float" office:value="128">
            <text:p>128</text:p>
          </table:table-cell>
          <table:table-cell table:formula="of:=ROUNDUP([.B56]/[.C56])" office:value-type="float" office:value="157">
            <text:p>157</text:p>
          </table:table-cell>
          <table:table-cell table:formula="of:=[.G55]+[.E56]" office:value-type="float" office:value="1534">
            <text:p>1534</text:p>
          </table:table-cell>
          <table:table-cell table:formula="of:=[.H55]+[.F56]" office:value-type="float" office:value="1865">
            <text:p>186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table:formula="of:=ROUNDDOWN(100*([.$L$3]^([.A57]-1)))" office:value-type="float" office:value="41834">
            <text:p>41834</text:p>
          </table:table-cell>
          <table:table-cell table:formula="of:=ROUNDDOWN([.$M$3]+([.$J$3]*[.$A57]))" office:value-type="float" office:value="244">
            <text:p>244</text:p>
          </table:table-cell>
          <table:table-cell table:formula="of:=ROUNDDOWN([.$M$3]+([.$K$3]*[.$A57]))" office:value-type="float" office:value="300">
            <text:p>300</text:p>
          </table:table-cell>
          <table:table-cell table:formula="of:=ROUNDUP([.B57]/[.D57])" office:value-type="float" office:value="140">
            <text:p>140</text:p>
          </table:table-cell>
          <table:table-cell table:formula="of:=ROUNDUP([.B57]/[.C57])" office:value-type="float" office:value="172">
            <text:p>172</text:p>
          </table:table-cell>
          <table:table-cell table:formula="of:=[.G56]+[.E57]" office:value-type="float" office:value="1674">
            <text:p>1674</text:p>
          </table:table-cell>
          <table:table-cell table:formula="of:=[.H56]+[.F57]" office:value-type="float" office:value="2037">
            <text:p>203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table:formula="of:=ROUNDDOWN(100*([.$L$3]^([.A58]-1)))" office:value-type="float" office:value="46686">
            <text:p>46686</text:p>
          </table:table-cell>
          <table:table-cell table:formula="of:=ROUNDDOWN([.$M$3]+([.$J$3]*[.$A58]))" office:value-type="float" office:value="248">
            <text:p>248</text:p>
          </table:table-cell>
          <table:table-cell table:formula="of:=ROUNDDOWN([.$M$3]+([.$K$3]*[.$A58]))" office:value-type="float" office:value="305">
            <text:p>305</text:p>
          </table:table-cell>
          <table:table-cell table:formula="of:=ROUNDUP([.B58]/[.D58])" office:value-type="float" office:value="154">
            <text:p>154</text:p>
          </table:table-cell>
          <table:table-cell table:formula="of:=ROUNDUP([.B58]/[.C58])" office:value-type="float" office:value="189">
            <text:p>189</text:p>
          </table:table-cell>
          <table:table-cell table:formula="of:=[.G57]+[.E58]" office:value-type="float" office:value="1828">
            <text:p>1828</text:p>
          </table:table-cell>
          <table:table-cell table:formula="of:=[.H57]+[.F58]" office:value-type="float" office:value="2226">
            <text:p>222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table:formula="of:=ROUNDDOWN(100*([.$L$3]^([.A59]-1)))" office:value-type="float" office:value="52102">
            <text:p>52102</text:p>
          </table:table-cell>
          <table:table-cell table:formula="of:=ROUNDDOWN([.$M$3]+([.$J$3]*[.$A59]))" office:value-type="float" office:value="252">
            <text:p>252</text:p>
          </table:table-cell>
          <table:table-cell table:formula="of:=ROUNDDOWN([.$M$3]+([.$K$3]*[.$A59]))" office:value-type="float" office:value="310">
            <text:p>310</text:p>
          </table:table-cell>
          <table:table-cell table:formula="of:=ROUNDUP([.B59]/[.D59])" office:value-type="float" office:value="169">
            <text:p>169</text:p>
          </table:table-cell>
          <table:table-cell table:formula="of:=ROUNDUP([.B59]/[.C59])" office:value-type="float" office:value="207">
            <text:p>207</text:p>
          </table:table-cell>
          <table:table-cell table:formula="of:=[.G58]+[.E59]" office:value-type="float" office:value="1997">
            <text:p>1997</text:p>
          </table:table-cell>
          <table:table-cell table:formula="of:=[.H58]+[.F59]" office:value-type="float" office:value="2433">
            <text:p>243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table:formula="of:=ROUNDDOWN(100*([.$L$3]^([.A60]-1)))" office:value-type="float" office:value="58146">
            <text:p>58146</text:p>
          </table:table-cell>
          <table:table-cell table:formula="of:=ROUNDDOWN([.$M$3]+([.$J$3]*[.$A60]))" office:value-type="float" office:value="256">
            <text:p>256</text:p>
          </table:table-cell>
          <table:table-cell table:formula="of:=ROUNDDOWN([.$M$3]+([.$K$3]*[.$A60]))" office:value-type="float" office:value="315">
            <text:p>315</text:p>
          </table:table-cell>
          <table:table-cell table:formula="of:=ROUNDUP([.B60]/[.D60])" office:value-type="float" office:value="185">
            <text:p>185</text:p>
          </table:table-cell>
          <table:table-cell table:formula="of:=ROUNDUP([.B60]/[.C60])" office:value-type="float" office:value="228">
            <text:p>228</text:p>
          </table:table-cell>
          <table:table-cell table:formula="of:=[.G59]+[.E60]" office:value-type="float" office:value="2182">
            <text:p>2182</text:p>
          </table:table-cell>
          <table:table-cell table:formula="of:=[.H59]+[.F60]" office:value-type="float" office:value="2661">
            <text:p>266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table:formula="of:=ROUNDDOWN(100*([.$L$3]^([.A61]-1)))" office:value-type="float" office:value="64891">
            <text:p>64891</text:p>
          </table:table-cell>
          <table:table-cell table:formula="of:=ROUNDDOWN([.$M$3]+([.$J$3]*[.$A61]))" office:value-type="float" office:value="260">
            <text:p>260</text:p>
          </table:table-cell>
          <table:table-cell table:formula="of:=ROUNDDOWN([.$M$3]+([.$K$3]*[.$A61]))" office:value-type="float" office:value="320">
            <text:p>320</text:p>
          </table:table-cell>
          <table:table-cell table:formula="of:=ROUNDUP([.B61]/[.D61])" office:value-type="float" office:value="203">
            <text:p>203</text:p>
          </table:table-cell>
          <table:table-cell table:formula="of:=ROUNDUP([.B61]/[.C61])" office:value-type="float" office:value="250">
            <text:p>250</text:p>
          </table:table-cell>
          <table:table-cell table:formula="of:=[.G60]+[.E61]" office:value-type="float" office:value="2385">
            <text:p>2385</text:p>
          </table:table-cell>
          <table:table-cell table:formula="of:=[.H60]+[.F61]" office:value-type="float" office:value="2911">
            <text:p>291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table:formula="of:=ROUNDDOWN(100*([.$L$3]^([.A62]-1)))" office:value-type="float" office:value="72418">
            <text:p>72418</text:p>
          </table:table-cell>
          <table:table-cell table:formula="of:=ROUNDDOWN([.$M$3]+([.$J$3]*[.$A62]))" office:value-type="float" office:value="264">
            <text:p>264</text:p>
          </table:table-cell>
          <table:table-cell table:formula="of:=ROUNDDOWN([.$M$3]+([.$K$3]*[.$A62]))" office:value-type="float" office:value="325">
            <text:p>325</text:p>
          </table:table-cell>
          <table:table-cell table:formula="of:=ROUNDUP([.B62]/[.D62])" office:value-type="float" office:value="223">
            <text:p>223</text:p>
          </table:table-cell>
          <table:table-cell table:formula="of:=ROUNDUP([.B62]/[.C62])" office:value-type="float" office:value="275">
            <text:p>275</text:p>
          </table:table-cell>
          <table:table-cell table:formula="of:=[.G61]+[.E62]" office:value-type="float" office:value="2608">
            <text:p>2608</text:p>
          </table:table-cell>
          <table:table-cell table:formula="of:=[.H61]+[.F62]" office:value-type="float" office:value="3186">
            <text:p>318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table:formula="of:=ROUNDDOWN(100*([.$L$3]^([.A63]-1)))" office:value-type="float" office:value="80819">
            <text:p>80819</text:p>
          </table:table-cell>
          <table:table-cell table:formula="of:=ROUNDDOWN([.$M$3]+([.$J$3]*[.$A63]))" office:value-type="float" office:value="268">
            <text:p>268</text:p>
          </table:table-cell>
          <table:table-cell table:formula="of:=ROUNDDOWN([.$M$3]+([.$K$3]*[.$A63]))" office:value-type="float" office:value="330">
            <text:p>330</text:p>
          </table:table-cell>
          <table:table-cell table:formula="of:=ROUNDUP([.B63]/[.D63])" office:value-type="float" office:value="245">
            <text:p>245</text:p>
          </table:table-cell>
          <table:table-cell table:formula="of:=ROUNDUP([.B63]/[.C63])" office:value-type="float" office:value="302">
            <text:p>302</text:p>
          </table:table-cell>
          <table:table-cell table:formula="of:=[.G62]+[.E63]" office:value-type="float" office:value="2853">
            <text:p>2853</text:p>
          </table:table-cell>
          <table:table-cell table:formula="of:=[.H62]+[.F63]" office:value-type="float" office:value="3488">
            <text:p>348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table:formula="of:=ROUNDDOWN(100*([.$L$3]^([.A64]-1)))" office:value-type="float" office:value="90194">
            <text:p>90194</text:p>
          </table:table-cell>
          <table:table-cell table:formula="of:=ROUNDDOWN([.$M$3]+([.$J$3]*[.$A64]))" office:value-type="float" office:value="272">
            <text:p>272</text:p>
          </table:table-cell>
          <table:table-cell table:formula="of:=ROUNDDOWN([.$M$3]+([.$K$3]*[.$A64]))" office:value-type="float" office:value="335">
            <text:p>335</text:p>
          </table:table-cell>
          <table:table-cell table:formula="of:=ROUNDUP([.B64]/[.D64])" office:value-type="float" office:value="270">
            <text:p>270</text:p>
          </table:table-cell>
          <table:table-cell table:formula="of:=ROUNDUP([.B64]/[.C64])" office:value-type="float" office:value="332">
            <text:p>332</text:p>
          </table:table-cell>
          <table:table-cell table:formula="of:=[.G63]+[.E64]" office:value-type="float" office:value="3123">
            <text:p>3123</text:p>
          </table:table-cell>
          <table:table-cell table:formula="of:=[.H63]+[.F64]" office:value-type="float" office:value="3820">
            <text:p>382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table:formula="of:=ROUNDDOWN(100*([.$L$3]^([.A65]-1)))" office:value-type="float" office:value="100657">
            <text:p>100657</text:p>
          </table:table-cell>
          <table:table-cell table:formula="of:=ROUNDDOWN([.$M$3]+([.$J$3]*[.$A65]))" office:value-type="float" office:value="276">
            <text:p>276</text:p>
          </table:table-cell>
          <table:table-cell table:formula="of:=ROUNDDOWN([.$M$3]+([.$K$3]*[.$A65]))" office:value-type="float" office:value="340">
            <text:p>340</text:p>
          </table:table-cell>
          <table:table-cell table:formula="of:=ROUNDUP([.B65]/[.D65])" office:value-type="float" office:value="297">
            <text:p>297</text:p>
          </table:table-cell>
          <table:table-cell table:formula="of:=ROUNDUP([.B65]/[.C65])" office:value-type="float" office:value="365">
            <text:p>365</text:p>
          </table:table-cell>
          <table:table-cell table:formula="of:=[.G64]+[.E65]" office:value-type="float" office:value="3420">
            <text:p>3420</text:p>
          </table:table-cell>
          <table:table-cell table:formula="of:=[.H64]+[.F65]" office:value-type="float" office:value="4185">
            <text:p>418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table:formula="of:=ROUNDDOWN(100*([.$L$3]^([.A66]-1)))" office:value-type="float" office:value="112333">
            <text:p>112333</text:p>
          </table:table-cell>
          <table:table-cell table:formula="of:=ROUNDDOWN([.$M$3]+([.$J$3]*[.$A66]))" office:value-type="float" office:value="280">
            <text:p>280</text:p>
          </table:table-cell>
          <table:table-cell table:formula="of:=ROUNDDOWN([.$M$3]+([.$K$3]*[.$A66]))" office:value-type="float" office:value="345">
            <text:p>345</text:p>
          </table:table-cell>
          <table:table-cell table:formula="of:=ROUNDUP([.B66]/[.D66])" office:value-type="float" office:value="326">
            <text:p>326</text:p>
          </table:table-cell>
          <table:table-cell table:formula="of:=ROUNDUP([.B66]/[.C66])" office:value-type="float" office:value="402">
            <text:p>402</text:p>
          </table:table-cell>
          <table:table-cell table:formula="of:=[.G65]+[.E66]" office:value-type="float" office:value="3746">
            <text:p>3746</text:p>
          </table:table-cell>
          <table:table-cell table:formula="of:=[.H65]+[.F66]" office:value-type="float" office:value="4587">
            <text:p>458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table:formula="of:=ROUNDDOWN(100*([.$L$3]^([.A67]-1)))" office:value-type="float" office:value="125363">
            <text:p>125363</text:p>
          </table:table-cell>
          <table:table-cell table:formula="of:=ROUNDDOWN([.$M$3]+([.$J$3]*[.$A67]))" office:value-type="float" office:value="284">
            <text:p>284</text:p>
          </table:table-cell>
          <table:table-cell table:formula="of:=ROUNDDOWN([.$M$3]+([.$K$3]*[.$A67]))" office:value-type="float" office:value="350">
            <text:p>350</text:p>
          </table:table-cell>
          <table:table-cell table:formula="of:=ROUNDUP([.B67]/[.D67])" office:value-type="float" office:value="359">
            <text:p>359</text:p>
          </table:table-cell>
          <table:table-cell table:formula="of:=ROUNDUP([.B67]/[.C67])" office:value-type="float" office:value="442">
            <text:p>442</text:p>
          </table:table-cell>
          <table:table-cell table:formula="of:=[.G66]+[.E67]" office:value-type="float" office:value="4105">
            <text:p>4105</text:p>
          </table:table-cell>
          <table:table-cell table:formula="of:=[.H66]+[.F67]" office:value-type="float" office:value="5029">
            <text:p>50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table:formula="of:=ROUNDDOWN(100*([.$L$3]^([.A68]-1)))" office:value-type="float" office:value="139906">
            <text:p>139906</text:p>
          </table:table-cell>
          <table:table-cell table:formula="of:=ROUNDDOWN([.$M$3]+([.$J$3]*[.$A68]))" office:value-type="float" office:value="288">
            <text:p>288</text:p>
          </table:table-cell>
          <table:table-cell table:formula="of:=ROUNDDOWN([.$M$3]+([.$K$3]*[.$A68]))" office:value-type="float" office:value="355">
            <text:p>355</text:p>
          </table:table-cell>
          <table:table-cell table:formula="of:=ROUNDUP([.B68]/[.D68])" office:value-type="float" office:value="395">
            <text:p>395</text:p>
          </table:table-cell>
          <table:table-cell table:formula="of:=ROUNDUP([.B68]/[.C68])" office:value-type="float" office:value="486">
            <text:p>486</text:p>
          </table:table-cell>
          <table:table-cell table:formula="of:=[.G67]+[.E68]" office:value-type="float" office:value="4500">
            <text:p>4500</text:p>
          </table:table-cell>
          <table:table-cell table:formula="of:=[.H67]+[.F68]" office:value-type="float" office:value="5515">
            <text:p>551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table:formula="of:=ROUNDDOWN(100*([.$L$3]^([.A69]-1)))" office:value-type="float" office:value="156135">
            <text:p>156135</text:p>
          </table:table-cell>
          <table:table-cell table:formula="of:=ROUNDDOWN([.$M$3]+([.$J$3]*[.$A69]))" office:value-type="float" office:value="292">
            <text:p>292</text:p>
          </table:table-cell>
          <table:table-cell table:formula="of:=ROUNDDOWN([.$M$3]+([.$K$3]*[.$A69]))" office:value-type="float" office:value="360">
            <text:p>360</text:p>
          </table:table-cell>
          <table:table-cell table:formula="of:=ROUNDUP([.B69]/[.D69])" office:value-type="float" office:value="434">
            <text:p>434</text:p>
          </table:table-cell>
          <table:table-cell table:formula="of:=ROUNDUP([.B69]/[.C69])" office:value-type="float" office:value="535">
            <text:p>535</text:p>
          </table:table-cell>
          <table:table-cell table:formula="of:=[.G68]+[.E69]" office:value-type="float" office:value="4934">
            <text:p>4934</text:p>
          </table:table-cell>
          <table:table-cell table:formula="of:=[.H68]+[.F69]" office:value-type="float" office:value="6050">
            <text:p>605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table:formula="of:=ROUNDDOWN(100*([.$L$3]^([.A70]-1)))" office:value-type="float" office:value="174246">
            <text:p>174246</text:p>
          </table:table-cell>
          <table:table-cell table:formula="of:=ROUNDDOWN([.$M$3]+([.$J$3]*[.$A70]))" office:value-type="float" office:value="296">
            <text:p>296</text:p>
          </table:table-cell>
          <table:table-cell table:formula="of:=ROUNDDOWN([.$M$3]+([.$K$3]*[.$A70]))" office:value-type="float" office:value="365">
            <text:p>365</text:p>
          </table:table-cell>
          <table:table-cell table:formula="of:=ROUNDUP([.B70]/[.D70])" office:value-type="float" office:value="478">
            <text:p>478</text:p>
          </table:table-cell>
          <table:table-cell table:formula="of:=ROUNDUP([.B70]/[.C70])" office:value-type="float" office:value="589">
            <text:p>589</text:p>
          </table:table-cell>
          <table:table-cell table:formula="of:=[.G69]+[.E70]" office:value-type="float" office:value="5412">
            <text:p>5412</text:p>
          </table:table-cell>
          <table:table-cell table:formula="of:=[.H69]+[.F70]" office:value-type="float" office:value="6639">
            <text:p>663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table:formula="of:=ROUNDDOWN(100*([.$L$3]^([.A71]-1)))" office:value-type="float" office:value="194459">
            <text:p>194459</text:p>
          </table:table-cell>
          <table:table-cell table:formula="of:=ROUNDDOWN([.$M$3]+([.$J$3]*[.$A71]))" office:value-type="float" office:value="300">
            <text:p>300</text:p>
          </table:table-cell>
          <table:table-cell table:formula="of:=ROUNDDOWN([.$M$3]+([.$K$3]*[.$A71]))" office:value-type="float" office:value="370">
            <text:p>370</text:p>
          </table:table-cell>
          <table:table-cell table:formula="of:=ROUNDUP([.B71]/[.D71])" office:value-type="float" office:value="526">
            <text:p>526</text:p>
          </table:table-cell>
          <table:table-cell table:formula="of:=ROUNDUP([.B71]/[.C71])" office:value-type="float" office:value="649">
            <text:p>649</text:p>
          </table:table-cell>
          <table:table-cell table:formula="of:=[.G70]+[.E71]" office:value-type="float" office:value="5938">
            <text:p>5938</text:p>
          </table:table-cell>
          <table:table-cell table:formula="of:=[.H70]+[.F71]" office:value-type="float" office:value="7288">
            <text:p>728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table:formula="of:=ROUNDDOWN(100*([.$L$3]^([.A72]-1)))" office:value-type="float" office:value="217016">
            <text:p>217016</text:p>
          </table:table-cell>
          <table:table-cell table:formula="of:=ROUNDDOWN([.$M$3]+([.$J$3]*[.$A72]))" office:value-type="float" office:value="304">
            <text:p>304</text:p>
          </table:table-cell>
          <table:table-cell table:formula="of:=ROUNDDOWN([.$M$3]+([.$K$3]*[.$A72]))" office:value-type="float" office:value="375">
            <text:p>375</text:p>
          </table:table-cell>
          <table:table-cell table:formula="of:=ROUNDUP([.B72]/[.D72])" office:value-type="float" office:value="579">
            <text:p>579</text:p>
          </table:table-cell>
          <table:table-cell table:formula="of:=ROUNDUP([.B72]/[.C72])" office:value-type="float" office:value="714">
            <text:p>714</text:p>
          </table:table-cell>
          <table:table-cell table:formula="of:=[.G71]+[.E72]" office:value-type="float" office:value="6517">
            <text:p>6517</text:p>
          </table:table-cell>
          <table:table-cell table:formula="of:=[.H71]+[.F72]" office:value-type="float" office:value="8002">
            <text:p>800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table:formula="of:=ROUNDDOWN(100*([.$L$3]^([.A73]-1)))" office:value-type="float" office:value="242190">
            <text:p>242190</text:p>
          </table:table-cell>
          <table:table-cell table:formula="of:=ROUNDDOWN([.$M$3]+([.$J$3]*[.$A73]))" office:value-type="float" office:value="308">
            <text:p>308</text:p>
          </table:table-cell>
          <table:table-cell table:formula="of:=ROUNDDOWN([.$M$3]+([.$K$3]*[.$A73]))" office:value-type="float" office:value="380">
            <text:p>380</text:p>
          </table:table-cell>
          <table:table-cell table:formula="of:=ROUNDUP([.B73]/[.D73])" office:value-type="float" office:value="638">
            <text:p>638</text:p>
          </table:table-cell>
          <table:table-cell table:formula="of:=ROUNDUP([.B73]/[.C73])" office:value-type="float" office:value="787">
            <text:p>787</text:p>
          </table:table-cell>
          <table:table-cell table:formula="of:=[.G72]+[.E73]" office:value-type="float" office:value="7155">
            <text:p>7155</text:p>
          </table:table-cell>
          <table:table-cell table:formula="of:=[.H72]+[.F73]" office:value-type="float" office:value="8789">
            <text:p>878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table:formula="of:=ROUNDDOWN(100*([.$L$3]^([.A74]-1)))" office:value-type="float" office:value="270285">
            <text:p>270285</text:p>
          </table:table-cell>
          <table:table-cell table:formula="of:=ROUNDDOWN([.$M$3]+([.$J$3]*[.$A74]))" office:value-type="float" office:value="312">
            <text:p>312</text:p>
          </table:table-cell>
          <table:table-cell table:formula="of:=ROUNDDOWN([.$M$3]+([.$K$3]*[.$A74]))" office:value-type="float" office:value="385">
            <text:p>385</text:p>
          </table:table-cell>
          <table:table-cell table:formula="of:=ROUNDUP([.B74]/[.D74])" office:value-type="float" office:value="703">
            <text:p>703</text:p>
          </table:table-cell>
          <table:table-cell table:formula="of:=ROUNDUP([.B74]/[.C74])" office:value-type="float" office:value="867">
            <text:p>867</text:p>
          </table:table-cell>
          <table:table-cell table:formula="of:=[.G73]+[.E74]" office:value-type="float" office:value="7858">
            <text:p>7858</text:p>
          </table:table-cell>
          <table:table-cell table:formula="of:=[.H73]+[.F74]" office:value-type="float" office:value="9656">
            <text:p>965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table:formula="of:=ROUNDDOWN(100*([.$L$3]^([.A75]-1)))" office:value-type="float" office:value="301638">
            <text:p>301638</text:p>
          </table:table-cell>
          <table:table-cell table:formula="of:=ROUNDDOWN([.$M$3]+([.$J$3]*[.$A75]))" office:value-type="float" office:value="316">
            <text:p>316</text:p>
          </table:table-cell>
          <table:table-cell table:formula="of:=ROUNDDOWN([.$M$3]+([.$K$3]*[.$A75]))" office:value-type="float" office:value="390">
            <text:p>390</text:p>
          </table:table-cell>
          <table:table-cell table:formula="of:=ROUNDUP([.B75]/[.D75])" office:value-type="float" office:value="774">
            <text:p>774</text:p>
          </table:table-cell>
          <table:table-cell table:formula="of:=ROUNDUP([.B75]/[.C75])" office:value-type="float" office:value="955">
            <text:p>955</text:p>
          </table:table-cell>
          <table:table-cell table:formula="of:=[.G74]+[.E75]" office:value-type="float" office:value="8632">
            <text:p>8632</text:p>
          </table:table-cell>
          <table:table-cell table:formula="of:=[.H74]+[.F75]" office:value-type="float" office:value="10611">
            <text:p>1061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table:formula="of:=ROUNDDOWN(100*([.$L$3]^([.A76]-1)))" office:value-type="float" office:value="336628">
            <text:p>336628</text:p>
          </table:table-cell>
          <table:table-cell table:formula="of:=ROUNDDOWN([.$M$3]+([.$J$3]*[.$A76]))" office:value-type="float" office:value="320">
            <text:p>320</text:p>
          </table:table-cell>
          <table:table-cell table:formula="of:=ROUNDDOWN([.$M$3]+([.$K$3]*[.$A76]))" office:value-type="float" office:value="395">
            <text:p>395</text:p>
          </table:table-cell>
          <table:table-cell table:formula="of:=ROUNDUP([.B76]/[.D76])" office:value-type="float" office:value="853">
            <text:p>853</text:p>
          </table:table-cell>
          <table:table-cell table:formula="of:=ROUNDUP([.B76]/[.C76])" office:value-type="float" office:value="1052">
            <text:p>1052</text:p>
          </table:table-cell>
          <table:table-cell table:formula="of:=[.G75]+[.E76]" office:value-type="float" office:value="9485">
            <text:p>9485</text:p>
          </table:table-cell>
          <table:table-cell table:formula="of:=[.H75]+[.F76]" office:value-type="float" office:value="11663">
            <text:p>1166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table:formula="of:=ROUNDDOWN(100*([.$L$3]^([.A77]-1)))" office:value-type="float" office:value="375676">
            <text:p>375676</text:p>
          </table:table-cell>
          <table:table-cell table:formula="of:=ROUNDDOWN([.$M$3]+([.$J$3]*[.$A77]))" office:value-type="float" office:value="324">
            <text:p>324</text:p>
          </table:table-cell>
          <table:table-cell table:formula="of:=ROUNDDOWN([.$M$3]+([.$K$3]*[.$A77]))" office:value-type="float" office:value="400">
            <text:p>400</text:p>
          </table:table-cell>
          <table:table-cell table:formula="of:=ROUNDUP([.B77]/[.D77])" office:value-type="float" office:value="940">
            <text:p>940</text:p>
          </table:table-cell>
          <table:table-cell table:formula="of:=ROUNDUP([.B77]/[.C77])" office:value-type="float" office:value="1160">
            <text:p>1160</text:p>
          </table:table-cell>
          <table:table-cell table:formula="of:=[.G76]+[.E77]" office:value-type="float" office:value="10425">
            <text:p>10425</text:p>
          </table:table-cell>
          <table:table-cell table:formula="of:=[.H76]+[.F77]" office:value-type="float" office:value="12823">
            <text:p>1282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table:formula="of:=ROUNDDOWN(100*([.$L$3]^([.A78]-1)))" office:value-type="float" office:value="419255">
            <text:p>419255</text:p>
          </table:table-cell>
          <table:table-cell table:formula="of:=ROUNDDOWN([.$M$3]+([.$J$3]*[.$A78]))" office:value-type="float" office:value="328">
            <text:p>328</text:p>
          </table:table-cell>
          <table:table-cell table:formula="of:=ROUNDDOWN([.$M$3]+([.$K$3]*[.$A78]))" office:value-type="float" office:value="405">
            <text:p>405</text:p>
          </table:table-cell>
          <table:table-cell table:formula="of:=ROUNDUP([.B78]/[.D78])" office:value-type="float" office:value="1036">
            <text:p>1036</text:p>
          </table:table-cell>
          <table:table-cell table:formula="of:=ROUNDUP([.B78]/[.C78])" office:value-type="float" office:value="1279">
            <text:p>1279</text:p>
          </table:table-cell>
          <table:table-cell table:formula="of:=[.G77]+[.E78]" office:value-type="float" office:value="11461">
            <text:p>11461</text:p>
          </table:table-cell>
          <table:table-cell table:formula="of:=[.H77]+[.F78]" office:value-type="float" office:value="14102">
            <text:p>1410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table:formula="of:=ROUNDDOWN(100*([.$L$3]^([.A79]-1)))" office:value-type="float" office:value="467889">
            <text:p>467889</text:p>
          </table:table-cell>
          <table:table-cell table:formula="of:=ROUNDDOWN([.$M$3]+([.$J$3]*[.$A79]))" office:value-type="float" office:value="332">
            <text:p>332</text:p>
          </table:table-cell>
          <table:table-cell table:formula="of:=ROUNDDOWN([.$M$3]+([.$K$3]*[.$A79]))" office:value-type="float" office:value="410">
            <text:p>410</text:p>
          </table:table-cell>
          <table:table-cell table:formula="of:=ROUNDUP([.B79]/[.D79])" office:value-type="float" office:value="1142">
            <text:p>1142</text:p>
          </table:table-cell>
          <table:table-cell table:formula="of:=ROUNDUP([.B79]/[.C79])" office:value-type="float" office:value="1410">
            <text:p>1410</text:p>
          </table:table-cell>
          <table:table-cell table:formula="of:=[.G78]+[.E79]" office:value-type="float" office:value="12603">
            <text:p>12603</text:p>
          </table:table-cell>
          <table:table-cell table:formula="of:=[.H78]+[.F79]" office:value-type="float" office:value="15512">
            <text:p>1551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table:formula="of:=ROUNDDOWN(100*([.$L$3]^([.A80]-1)))" office:value-type="float" office:value="522164">
            <text:p>522164</text:p>
          </table:table-cell>
          <table:table-cell table:formula="of:=ROUNDDOWN([.$M$3]+([.$J$3]*[.$A80]))" office:value-type="float" office:value="336">
            <text:p>336</text:p>
          </table:table-cell>
          <table:table-cell table:formula="of:=ROUNDDOWN([.$M$3]+([.$K$3]*[.$A80]))" office:value-type="float" office:value="415">
            <text:p>415</text:p>
          </table:table-cell>
          <table:table-cell table:formula="of:=ROUNDUP([.B80]/[.D80])" office:value-type="float" office:value="1259">
            <text:p>1259</text:p>
          </table:table-cell>
          <table:table-cell table:formula="of:=ROUNDUP([.B80]/[.C80])" office:value-type="float" office:value="1555">
            <text:p>1555</text:p>
          </table:table-cell>
          <table:table-cell table:formula="of:=[.G79]+[.E80]" office:value-type="float" office:value="13862">
            <text:p>13862</text:p>
          </table:table-cell>
          <table:table-cell table:formula="of:=[.H79]+[.F80]" office:value-type="float" office:value="17067">
            <text:p>1706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formula="of:=ROUNDDOWN(100*([.$L$3]^([.A81]-1)))" office:value-type="float" office:value="582735">
            <text:p>582735</text:p>
          </table:table-cell>
          <table:table-cell table:formula="of:=ROUNDDOWN([.$M$3]+([.$J$3]*[.$A81]))" office:value-type="float" office:value="340">
            <text:p>340</text:p>
          </table:table-cell>
          <table:table-cell table:formula="of:=ROUNDDOWN([.$M$3]+([.$K$3]*[.$A81]))" office:value-type="float" office:value="420">
            <text:p>420</text:p>
          </table:table-cell>
          <table:table-cell table:formula="of:=ROUNDUP([.B81]/[.D81])" office:value-type="float" office:value="1388">
            <text:p>1388</text:p>
          </table:table-cell>
          <table:table-cell table:formula="of:=ROUNDUP([.B81]/[.C81])" office:value-type="float" office:value="1714">
            <text:p>1714</text:p>
          </table:table-cell>
          <table:table-cell table:formula="of:=[.G80]+[.E81]" office:value-type="float" office:value="15250">
            <text:p>15250</text:p>
          </table:table-cell>
          <table:table-cell table:formula="of:=[.H80]+[.F81]" office:value-type="float" office:value="18781">
            <text:p>1878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table:formula="of:=ROUNDDOWN(100*([.$L$3]^([.A82]-1)))" office:value-type="float" office:value="650332">
            <text:p>650332</text:p>
          </table:table-cell>
          <table:table-cell table:formula="of:=ROUNDDOWN([.$M$3]+([.$J$3]*[.$A82]))" office:value-type="float" office:value="344">
            <text:p>344</text:p>
          </table:table-cell>
          <table:table-cell table:formula="of:=ROUNDDOWN([.$M$3]+([.$K$3]*[.$A82]))" office:value-type="float" office:value="425">
            <text:p>425</text:p>
          </table:table-cell>
          <table:table-cell table:formula="of:=ROUNDUP([.B82]/[.D82])" office:value-type="float" office:value="1531">
            <text:p>1531</text:p>
          </table:table-cell>
          <table:table-cell table:formula="of:=ROUNDUP([.B82]/[.C82])" office:value-type="float" office:value="1891">
            <text:p>1891</text:p>
          </table:table-cell>
          <table:table-cell table:formula="of:=[.G81]+[.E82]" office:value-type="float" office:value="16781">
            <text:p>16781</text:p>
          </table:table-cell>
          <table:table-cell table:formula="of:=[.H81]+[.F82]" office:value-type="float" office:value="20672">
            <text:p>2067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table:formula="of:=ROUNDDOWN(100*([.$L$3]^([.A83]-1)))" office:value-type="float" office:value="725771">
            <text:p>725771</text:p>
          </table:table-cell>
          <table:table-cell table:formula="of:=ROUNDDOWN([.$M$3]+([.$J$3]*[.$A83]))" office:value-type="float" office:value="348">
            <text:p>348</text:p>
          </table:table-cell>
          <table:table-cell table:formula="of:=ROUNDDOWN([.$M$3]+([.$K$3]*[.$A83]))" office:value-type="float" office:value="430">
            <text:p>430</text:p>
          </table:table-cell>
          <table:table-cell table:formula="of:=ROUNDUP([.B83]/[.D83])" office:value-type="float" office:value="1688">
            <text:p>1688</text:p>
          </table:table-cell>
          <table:table-cell table:formula="of:=ROUNDUP([.B83]/[.C83])" office:value-type="float" office:value="2086">
            <text:p>2086</text:p>
          </table:table-cell>
          <table:table-cell table:formula="of:=[.G82]+[.E83]" office:value-type="float" office:value="18469">
            <text:p>18469</text:p>
          </table:table-cell>
          <table:table-cell table:formula="of:=[.H82]+[.F83]" office:value-type="float" office:value="22758">
            <text:p>2275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table:formula="of:=ROUNDDOWN(100*([.$L$3]^([.A84]-1)))" office:value-type="float" office:value="809960">
            <text:p>809960</text:p>
          </table:table-cell>
          <table:table-cell table:formula="of:=ROUNDDOWN([.$M$3]+([.$J$3]*[.$A84]))" office:value-type="float" office:value="352">
            <text:p>352</text:p>
          </table:table-cell>
          <table:table-cell table:formula="of:=ROUNDDOWN([.$M$3]+([.$K$3]*[.$A84]))" office:value-type="float" office:value="435">
            <text:p>435</text:p>
          </table:table-cell>
          <table:table-cell table:formula="of:=ROUNDUP([.B84]/[.D84])" office:value-type="float" office:value="1862">
            <text:p>1862</text:p>
          </table:table-cell>
          <table:table-cell table:formula="of:=ROUNDUP([.B84]/[.C84])" office:value-type="float" office:value="2302">
            <text:p>2302</text:p>
          </table:table-cell>
          <table:table-cell table:formula="of:=[.G83]+[.E84]" office:value-type="float" office:value="20331">
            <text:p>20331</text:p>
          </table:table-cell>
          <table:table-cell table:formula="of:=[.H83]+[.F84]" office:value-type="float" office:value="25060">
            <text:p>2506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table:formula="of:=ROUNDDOWN(100*([.$L$3]^([.A85]-1)))" office:value-type="float" office:value="903916">
            <text:p>903916</text:p>
          </table:table-cell>
          <table:table-cell table:formula="of:=ROUNDDOWN([.$M$3]+([.$J$3]*[.$A85]))" office:value-type="float" office:value="356">
            <text:p>356</text:p>
          </table:table-cell>
          <table:table-cell table:formula="of:=ROUNDDOWN([.$M$3]+([.$K$3]*[.$A85]))" office:value-type="float" office:value="440">
            <text:p>440</text:p>
          </table:table-cell>
          <table:table-cell table:formula="of:=ROUNDUP([.B85]/[.D85])" office:value-type="float" office:value="2055">
            <text:p>2055</text:p>
          </table:table-cell>
          <table:table-cell table:formula="of:=ROUNDUP([.B85]/[.C85])" office:value-type="float" office:value="2540">
            <text:p>2540</text:p>
          </table:table-cell>
          <table:table-cell table:formula="of:=[.G84]+[.E85]" office:value-type="float" office:value="22386">
            <text:p>22386</text:p>
          </table:table-cell>
          <table:table-cell table:formula="of:=[.H84]+[.F85]" office:value-type="float" office:value="27600">
            <text:p>2760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table:formula="of:=ROUNDDOWN(100*([.$L$3]^([.A86]-1)))" office:value-type="float" office:value="1008770">
            <text:p>1008770</text:p>
          </table:table-cell>
          <table:table-cell table:formula="of:=ROUNDDOWN([.$M$3]+([.$J$3]*[.$A86]))" office:value-type="float" office:value="360">
            <text:p>360</text:p>
          </table:table-cell>
          <table:table-cell table:formula="of:=ROUNDDOWN([.$M$3]+([.$K$3]*[.$A86]))" office:value-type="float" office:value="445">
            <text:p>445</text:p>
          </table:table-cell>
          <table:table-cell table:formula="of:=ROUNDUP([.B86]/[.D86])" office:value-type="float" office:value="2267">
            <text:p>2267</text:p>
          </table:table-cell>
          <table:table-cell table:formula="of:=ROUNDUP([.B86]/[.C86])" office:value-type="float" office:value="2803">
            <text:p>2803</text:p>
          </table:table-cell>
          <table:table-cell table:formula="of:=[.G85]+[.E86]" office:value-type="float" office:value="24653">
            <text:p>24653</text:p>
          </table:table-cell>
          <table:table-cell table:formula="of:=[.H85]+[.F86]" office:value-type="float" office:value="30403">
            <text:p>3040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table:formula="of:=ROUNDDOWN(100*([.$L$3]^([.A87]-1)))" office:value-type="float" office:value="1125787">
            <text:p>1125787</text:p>
          </table:table-cell>
          <table:table-cell table:formula="of:=ROUNDDOWN([.$M$3]+([.$J$3]*[.$A87]))" office:value-type="float" office:value="364">
            <text:p>364</text:p>
          </table:table-cell>
          <table:table-cell table:formula="of:=ROUNDDOWN([.$M$3]+([.$K$3]*[.$A87]))" office:value-type="float" office:value="450">
            <text:p>450</text:p>
          </table:table-cell>
          <table:table-cell table:formula="of:=ROUNDUP([.B87]/[.D87])" office:value-type="float" office:value="2502">
            <text:p>2502</text:p>
          </table:table-cell>
          <table:table-cell table:formula="of:=ROUNDUP([.B87]/[.C87])" office:value-type="float" office:value="3093">
            <text:p>3093</text:p>
          </table:table-cell>
          <table:table-cell table:formula="of:=[.G86]+[.E87]" office:value-type="float" office:value="27155">
            <text:p>27155</text:p>
          </table:table-cell>
          <table:table-cell table:formula="of:=[.H86]+[.F87]" office:value-type="float" office:value="33496">
            <text:p>3349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table:formula="of:=ROUNDDOWN(100*([.$L$3]^([.A88]-1)))" office:value-type="float" office:value="1256379">
            <text:p>1256379</text:p>
          </table:table-cell>
          <table:table-cell table:formula="of:=ROUNDDOWN([.$M$3]+([.$J$3]*[.$A88]))" office:value-type="float" office:value="368">
            <text:p>368</text:p>
          </table:table-cell>
          <table:table-cell table:formula="of:=ROUNDDOWN([.$M$3]+([.$K$3]*[.$A88]))" office:value-type="float" office:value="455">
            <text:p>455</text:p>
          </table:table-cell>
          <table:table-cell table:formula="of:=ROUNDUP([.B88]/[.D88])" office:value-type="float" office:value="2762">
            <text:p>2762</text:p>
          </table:table-cell>
          <table:table-cell table:formula="of:=ROUNDUP([.B88]/[.C88])" office:value-type="float" office:value="3415">
            <text:p>3415</text:p>
          </table:table-cell>
          <table:table-cell table:formula="of:=[.G87]+[.E88]" office:value-type="float" office:value="29917">
            <text:p>29917</text:p>
          </table:table-cell>
          <table:table-cell table:formula="of:=[.H87]+[.F88]" office:value-type="float" office:value="36911">
            <text:p>3691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table:formula="of:=ROUNDDOWN(100*([.$L$3]^([.A89]-1)))" office:value-type="float" office:value="1402119">
            <text:p>1402119</text:p>
          </table:table-cell>
          <table:table-cell table:formula="of:=ROUNDDOWN([.$M$3]+([.$J$3]*[.$A89]))" office:value-type="float" office:value="372">
            <text:p>372</text:p>
          </table:table-cell>
          <table:table-cell table:formula="of:=ROUNDDOWN([.$M$3]+([.$K$3]*[.$A89]))" office:value-type="float" office:value="460">
            <text:p>460</text:p>
          </table:table-cell>
          <table:table-cell table:formula="of:=ROUNDUP([.B89]/[.D89])" office:value-type="float" office:value="3049">
            <text:p>3049</text:p>
          </table:table-cell>
          <table:table-cell table:formula="of:=ROUNDUP([.B89]/[.C89])" office:value-type="float" office:value="3770">
            <text:p>3770</text:p>
          </table:table-cell>
          <table:table-cell table:formula="of:=[.G88]+[.E89]" office:value-type="float" office:value="32966">
            <text:p>32966</text:p>
          </table:table-cell>
          <table:table-cell table:formula="of:=[.H88]+[.F89]" office:value-type="float" office:value="40681">
            <text:p>4068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table:formula="of:=ROUNDDOWN(100*([.$L$3]^([.A90]-1)))" office:value-type="float" office:value="1564765">
            <text:p>1564765</text:p>
          </table:table-cell>
          <table:table-cell table:formula="of:=ROUNDDOWN([.$M$3]+([.$J$3]*[.$A90]))" office:value-type="float" office:value="376">
            <text:p>376</text:p>
          </table:table-cell>
          <table:table-cell table:formula="of:=ROUNDDOWN([.$M$3]+([.$K$3]*[.$A90]))" office:value-type="float" office:value="465">
            <text:p>465</text:p>
          </table:table-cell>
          <table:table-cell table:formula="of:=ROUNDUP([.B90]/[.D90])" office:value-type="float" office:value="3366">
            <text:p>3366</text:p>
          </table:table-cell>
          <table:table-cell table:formula="of:=ROUNDUP([.B90]/[.C90])" office:value-type="float" office:value="4162">
            <text:p>4162</text:p>
          </table:table-cell>
          <table:table-cell table:formula="of:=[.G89]+[.E90]" office:value-type="float" office:value="36332">
            <text:p>36332</text:p>
          </table:table-cell>
          <table:table-cell table:formula="of:=[.H89]+[.F90]" office:value-type="float" office:value="44843">
            <text:p>4484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formula="of:=ROUNDDOWN(100*([.$L$3]^([.A91]-1)))" office:value-type="float" office:value="1746277">
            <text:p>1746277</text:p>
          </table:table-cell>
          <table:table-cell table:formula="of:=ROUNDDOWN([.$M$3]+([.$J$3]*[.$A91]))" office:value-type="float" office:value="380">
            <text:p>380</text:p>
          </table:table-cell>
          <table:table-cell table:formula="of:=ROUNDDOWN([.$M$3]+([.$K$3]*[.$A91]))" office:value-type="float" office:value="470">
            <text:p>470</text:p>
          </table:table-cell>
          <table:table-cell table:formula="of:=ROUNDUP([.B91]/[.D91])" office:value-type="float" office:value="3716">
            <text:p>3716</text:p>
          </table:table-cell>
          <table:table-cell table:formula="of:=ROUNDUP([.B91]/[.C91])" office:value-type="float" office:value="4596">
            <text:p>4596</text:p>
          </table:table-cell>
          <table:table-cell table:formula="of:=[.G90]+[.E91]" office:value-type="float" office:value="40048">
            <text:p>40048</text:p>
          </table:table-cell>
          <table:table-cell table:formula="of:=[.H90]+[.F91]" office:value-type="float" office:value="49439">
            <text:p>4943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table:formula="of:=ROUNDDOWN(100*([.$L$3]^([.A92]-1)))" office:value-type="float" office:value="1948845">
            <text:p>1948845</text:p>
          </table:table-cell>
          <table:table-cell table:formula="of:=ROUNDDOWN([.$M$3]+([.$J$3]*[.$A92]))" office:value-type="float" office:value="384">
            <text:p>384</text:p>
          </table:table-cell>
          <table:table-cell table:formula="of:=ROUNDDOWN([.$M$3]+([.$K$3]*[.$A92]))" office:value-type="float" office:value="475">
            <text:p>475</text:p>
          </table:table-cell>
          <table:table-cell table:formula="of:=ROUNDUP([.B92]/[.D92])" office:value-type="float" office:value="4103">
            <text:p>4103</text:p>
          </table:table-cell>
          <table:table-cell table:formula="of:=ROUNDUP([.B92]/[.C92])" office:value-type="float" office:value="5076">
            <text:p>5076</text:p>
          </table:table-cell>
          <table:table-cell table:formula="of:=[.G91]+[.E92]" office:value-type="float" office:value="44151">
            <text:p>44151</text:p>
          </table:table-cell>
          <table:table-cell table:formula="of:=[.H91]+[.F92]" office:value-type="float" office:value="54515">
            <text:p>5451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table:formula="of:=ROUNDDOWN(100*([.$L$3]^([.A93]-1)))" office:value-type="float" office:value="2174912">
            <text:p>2174912</text:p>
          </table:table-cell>
          <table:table-cell table:formula="of:=ROUNDDOWN([.$M$3]+([.$J$3]*[.$A93]))" office:value-type="float" office:value="388">
            <text:p>388</text:p>
          </table:table-cell>
          <table:table-cell table:formula="of:=ROUNDDOWN([.$M$3]+([.$K$3]*[.$A93]))" office:value-type="float" office:value="480">
            <text:p>480</text:p>
          </table:table-cell>
          <table:table-cell table:formula="of:=ROUNDUP([.B93]/[.D93])" office:value-type="float" office:value="4532">
            <text:p>4532</text:p>
          </table:table-cell>
          <table:table-cell table:formula="of:=ROUNDUP([.B93]/[.C93])" office:value-type="float" office:value="5606">
            <text:p>5606</text:p>
          </table:table-cell>
          <table:table-cell table:formula="of:=[.G92]+[.E93]" office:value-type="float" office:value="48683">
            <text:p>48683</text:p>
          </table:table-cell>
          <table:table-cell table:formula="of:=[.H92]+[.F93]" office:value-type="float" office:value="60121">
            <text:p>6012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table:formula="of:=ROUNDDOWN(100*([.$L$3]^([.A94]-1)))" office:value-type="float" office:value="2427201">
            <text:p>2427201</text:p>
          </table:table-cell>
          <table:table-cell table:formula="of:=ROUNDDOWN([.$M$3]+([.$J$3]*[.$A94]))" office:value-type="float" office:value="392">
            <text:p>392</text:p>
          </table:table-cell>
          <table:table-cell table:formula="of:=ROUNDDOWN([.$M$3]+([.$K$3]*[.$A94]))" office:value-type="float" office:value="485">
            <text:p>485</text:p>
          </table:table-cell>
          <table:table-cell table:formula="of:=ROUNDUP([.B94]/[.D94])" office:value-type="float" office:value="5005">
            <text:p>5005</text:p>
          </table:table-cell>
          <table:table-cell table:formula="of:=ROUNDUP([.B94]/[.C94])" office:value-type="float" office:value="6192">
            <text:p>6192</text:p>
          </table:table-cell>
          <table:table-cell table:formula="of:=[.G93]+[.E94]" office:value-type="float" office:value="53688">
            <text:p>53688</text:p>
          </table:table-cell>
          <table:table-cell table:formula="of:=[.H93]+[.F94]" office:value-type="float" office:value="66313">
            <text:p>6631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table:formula="of:=ROUNDDOWN(100*([.$L$3]^([.A95]-1)))" office:value-type="float" office:value="2708757">
            <text:p>2708757</text:p>
          </table:table-cell>
          <table:table-cell table:formula="of:=ROUNDDOWN([.$M$3]+([.$J$3]*[.$A95]))" office:value-type="float" office:value="396">
            <text:p>396</text:p>
          </table:table-cell>
          <table:table-cell table:formula="of:=ROUNDDOWN([.$M$3]+([.$K$3]*[.$A95]))" office:value-type="float" office:value="490">
            <text:p>490</text:p>
          </table:table-cell>
          <table:table-cell table:formula="of:=ROUNDUP([.B95]/[.D95])" office:value-type="float" office:value="5529">
            <text:p>5529</text:p>
          </table:table-cell>
          <table:table-cell table:formula="of:=ROUNDUP([.B95]/[.C95])" office:value-type="float" office:value="6841">
            <text:p>6841</text:p>
          </table:table-cell>
          <table:table-cell table:formula="of:=[.G94]+[.E95]" office:value-type="float" office:value="59217">
            <text:p>59217</text:p>
          </table:table-cell>
          <table:table-cell table:formula="of:=[.H94]+[.F95]" office:value-type="float" office:value="73154">
            <text:p>7315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table:formula="of:=ROUNDDOWN(100*([.$L$3]^([.A96]-1)))" office:value-type="float" office:value="3022973">
            <text:p>3022973</text:p>
          </table:table-cell>
          <table:table-cell table:formula="of:=ROUNDDOWN([.$M$3]+([.$J$3]*[.$A96]))" office:value-type="float" office:value="400">
            <text:p>400</text:p>
          </table:table-cell>
          <table:table-cell table:formula="of:=ROUNDDOWN([.$M$3]+([.$K$3]*[.$A96]))" office:value-type="float" office:value="495">
            <text:p>495</text:p>
          </table:table-cell>
          <table:table-cell table:formula="of:=ROUNDUP([.B96]/[.D96])" office:value-type="float" office:value="6108">
            <text:p>6108</text:p>
          </table:table-cell>
          <table:table-cell table:formula="of:=ROUNDUP([.B96]/[.C96])" office:value-type="float" office:value="7558">
            <text:p>7558</text:p>
          </table:table-cell>
          <table:table-cell table:formula="of:=[.G95]+[.E96]" office:value-type="float" office:value="65325">
            <text:p>65325</text:p>
          </table:table-cell>
          <table:table-cell table:formula="of:=[.H95]+[.F96]" office:value-type="float" office:value="80712">
            <text:p>8071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table:formula="of:=ROUNDDOWN(100*([.$L$3]^([.A97]-1)))" office:value-type="float" office:value="3373638">
            <text:p>3373638</text:p>
          </table:table-cell>
          <table:table-cell table:formula="of:=ROUNDDOWN([.$M$3]+([.$J$3]*[.$A97]))" office:value-type="float" office:value="404">
            <text:p>404</text:p>
          </table:table-cell>
          <table:table-cell table:formula="of:=ROUNDDOWN([.$M$3]+([.$K$3]*[.$A97]))" office:value-type="float" office:value="500">
            <text:p>500</text:p>
          </table:table-cell>
          <table:table-cell table:formula="of:=ROUNDUP([.B97]/[.D97])" office:value-type="float" office:value="6748">
            <text:p>6748</text:p>
          </table:table-cell>
          <table:table-cell table:formula="of:=ROUNDUP([.B97]/[.C97])" office:value-type="float" office:value="8351">
            <text:p>8351</text:p>
          </table:table-cell>
          <table:table-cell table:formula="of:=[.G96]+[.E97]" office:value-type="float" office:value="72073">
            <text:p>72073</text:p>
          </table:table-cell>
          <table:table-cell table:formula="of:=[.H96]+[.F97]" office:value-type="float" office:value="89063">
            <text:p>8906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table:formula="of:=ROUNDDOWN(100*([.$L$3]^([.A98]-1)))" office:value-type="float" office:value="3764980">
            <text:p>3764980</text:p>
          </table:table-cell>
          <table:table-cell table:formula="of:=ROUNDDOWN([.$M$3]+([.$J$3]*[.$A98]))" office:value-type="float" office:value="408">
            <text:p>408</text:p>
          </table:table-cell>
          <table:table-cell table:formula="of:=ROUNDDOWN([.$M$3]+([.$K$3]*[.$A98]))" office:value-type="float" office:value="505">
            <text:p>505</text:p>
          </table:table-cell>
          <table:table-cell table:formula="of:=ROUNDUP([.B98]/[.D98])" office:value-type="float" office:value="7456">
            <text:p>7456</text:p>
          </table:table-cell>
          <table:table-cell table:formula="of:=ROUNDUP([.B98]/[.C98])" office:value-type="float" office:value="9228">
            <text:p>9228</text:p>
          </table:table-cell>
          <table:table-cell table:formula="of:=[.G97]+[.E98]" office:value-type="float" office:value="79529">
            <text:p>79529</text:p>
          </table:table-cell>
          <table:table-cell table:formula="of:=[.H97]+[.F98]" office:value-type="float" office:value="98291">
            <text:p>9829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table:formula="of:=ROUNDDOWN(100*([.$L$3]^([.A99]-1)))" office:value-type="float" office:value="4201717">
            <text:p>4201717</text:p>
          </table:table-cell>
          <table:table-cell table:formula="of:=ROUNDDOWN([.$M$3]+([.$J$3]*[.$A99]))" office:value-type="float" office:value="412">
            <text:p>412</text:p>
          </table:table-cell>
          <table:table-cell table:formula="of:=ROUNDDOWN([.$M$3]+([.$K$3]*[.$A99]))" office:value-type="float" office:value="510">
            <text:p>510</text:p>
          </table:table-cell>
          <table:table-cell table:formula="of:=ROUNDUP([.B99]/[.D99])" office:value-type="float" office:value="8239">
            <text:p>8239</text:p>
          </table:table-cell>
          <table:table-cell table:formula="of:=ROUNDUP([.B99]/[.C99])" office:value-type="float" office:value="10199">
            <text:p>10199</text:p>
          </table:table-cell>
          <table:table-cell table:formula="of:=[.G98]+[.E99]" office:value-type="float" office:value="87768">
            <text:p>87768</text:p>
          </table:table-cell>
          <table:table-cell table:formula="of:=[.H98]+[.F99]" office:value-type="float" office:value="108490">
            <text:p>10849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table:formula="of:=ROUNDDOWN(100*([.$L$3]^([.A100]-1)))" office:value-type="float" office:value="4689117">
            <text:p>4689117</text:p>
          </table:table-cell>
          <table:table-cell table:formula="of:=ROUNDDOWN([.$M$3]+([.$J$3]*[.$A100]))" office:value-type="float" office:value="416">
            <text:p>416</text:p>
          </table:table-cell>
          <table:table-cell table:formula="of:=ROUNDDOWN([.$M$3]+([.$K$3]*[.$A100]))" office:value-type="float" office:value="515">
            <text:p>515</text:p>
          </table:table-cell>
          <table:table-cell table:formula="of:=ROUNDUP([.B100]/[.D100])" office:value-type="float" office:value="9106">
            <text:p>9106</text:p>
          </table:table-cell>
          <table:table-cell table:formula="of:=ROUNDUP([.B100]/[.C100])" office:value-type="float" office:value="11272">
            <text:p>11272</text:p>
          </table:table-cell>
          <table:table-cell table:formula="of:=[.G99]+[.E100]" office:value-type="float" office:value="96874">
            <text:p>96874</text:p>
          </table:table-cell>
          <table:table-cell table:formula="of:=[.H99]+[.F100]" office:value-type="float" office:value="119762">
            <text:p>11976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formula="of:=ROUNDDOWN(100*([.$L$3]^([.A101]-1)))" office:value-type="float" office:value="5233054">
            <text:p>5233054</text:p>
          </table:table-cell>
          <table:table-cell table:formula="of:=ROUNDDOWN([.$M$3]+([.$J$3]*[.$A101]))" office:value-type="float" office:value="420">
            <text:p>420</text:p>
          </table:table-cell>
          <table:table-cell table:formula="of:=ROUNDDOWN([.$M$3]+([.$K$3]*[.$A101]))" office:value-type="float" office:value="520">
            <text:p>520</text:p>
          </table:table-cell>
          <table:table-cell table:formula="of:=ROUNDUP([.B101]/[.D101])" office:value-type="float" office:value="10064">
            <text:p>10064</text:p>
          </table:table-cell>
          <table:table-cell table:formula="of:=ROUNDUP([.B101]/[.C101])" office:value-type="float" office:value="12460">
            <text:p>12460</text:p>
          </table:table-cell>
          <table:table-cell table:formula="of:=[.G100]+[.E101]" office:value-type="float" office:value="106938">
            <text:p>106938</text:p>
          </table:table-cell>
          <table:table-cell table:formula="of:=[.H100]+[.F101]" office:value-type="float" office:value="132222">
            <text:p>1322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0000-00-00T10:46:08.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0:39:26.25</meta:creation-date>
    <dc:date>2014-07-25T13:41:36.39</dc:date>
    <meta:editing-duration>PT29M40S</meta:editing-duration>
    <meta:editing-cycles>2</meta:editing-cycles>
    <meta:generator>LibreOffice/4.0.5.2$Windows_x86 LibreOffice_project/5464147a081647a250913f19c0715bca595af2f</meta:generator>
    <meta:document-statistic meta:table-count="1" meta:cell-count="816" meta:object-count="0"/>
  </office:meta>
</office:document-meta>
</file>